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64.3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80.96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78.55pt"/>
    </style:style>
    <style:style style:name="co6" style:family="table-column">
      <style:table-column-properties fo:break-before="auto" style:column-width="61.09pt"/>
    </style:style>
    <style:style style:name="co7" style:family="table-column">
      <style:table-column-properties fo:break-before="auto" style:column-width="39.66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83.34pt"/>
    </style:style>
    <style:style style:name="co10" style:family="table-column">
      <style:table-column-properties fo:break-before="auto" style:column-width="38.15pt"/>
    </style:style>
    <style:style style:name="co11" style:family="table-column">
      <style:table-column-properties fo:break-before="auto" style:column-width="64.29pt"/>
    </style:style>
    <style:style style:name="co12" style:family="table-column">
      <style:table-column-properties fo:break-before="auto" style:column-width="211.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order-bottom="none" fo:background-color="#4472c4" style:diagonal-bl-tr="none" style:diagonal-tl-br="none" style:text-align-source="value-type" style:repeat-content="false" fo:wrap-option="no-wrap" fo:border-left="0.74pt solid #4472c4" style:direction="ltr" fo:border-right="none" style:rotation-angle="0" style:rotation-align="none" style:shrink-to-fit="false" fo:border-top="0.74pt solid #4472c4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4472c4" style:direction="ltr" fo:border-right="none" style:rotation-angle="0" style:rotation-align="none" style:shrink-to-fit="false" fo:border-top="0.74pt solid #4472c4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4472c4" style:diagonal-bl-tr="none" style:diagonal-tl-br="none" style:text-align-source="value-type" style:repeat-content="false" fo:wrap-option="no-wrap" fo:border-left="0.74pt solid #4472c4" style:direction="ltr" fo:border-right="none" style:rotation-angle="0" style:rotation-align="none" style:shrink-to-fit="false" fo:border-top="0.74pt solid #4472c4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4472c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4472c4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4472c4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4472c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4472c4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fo:border-bottom="0.74pt solid 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4472c4" style:diagonal-bl-tr="none" style:diagonal-tl-br="none" style:text-align-source="value-type" style:repeat-content="false" fo:wrap-option="no-wrap" fo:border-left="none" style:direction="ltr" fo:border-right="0.74pt solid #4472c4" style:rotation-angle="0" style:rotation-align="none" style:shrink-to-fit="false" fo:border-top="0.74pt solid #4472c4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4472c4" style:rotation-angle="0" style:rotation-align="none" style:shrink-to-fit="false" fo:border-top="0.74pt solid #4472c4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4472c4" style:diagonal-bl-tr="none" style:diagonal-tl-br="none" style:text-align-source="value-type" style:repeat-content="false" fo:wrap-option="no-wrap" fo:border-left="none" style:direction="ltr" fo:border-right="0.74pt solid #4472c4" style:rotation-angle="0" style:rotation-align="none" style:shrink-to-fit="false" fo:border-top="0.74pt solid #4472c4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12" table:default-cell-style-name="Default"/>
        <table:table-row table:style-name="ro1">
          <table:table-cell table:style-name="ce1" office:value-type="string" calcext:value-type="string">
            <text:p>docente</text:p>
          </table:table-cell>
          <table:table-cell table:style-name="ce5" office:value-type="string" calcext:value-type="string">
            <text:p>sexo</text:p>
          </table:table-cell>
          <table:table-cell table:style-name="ce5" office:value-type="string" calcext:value-type="string">
            <text:p>siape</text:p>
          </table:table-cell>
          <table:table-cell table:style-name="ce5" office:value-type="string" calcext:value-type="string">
            <text:p>situacao</text:p>
          </table:table-cell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nascimento</text:p>
          </table:table-cell>
          <table:table-cell table:style-name="ce5" office:value-type="string" calcext:value-type="string">
            <text:p>ua</text:p>
          </table:table-cell>
          <table:table-cell table:style-name="ce5" office:value-type="string" calcext:value-type="string">
            <text:p>unidadecurricular</text:p>
          </table:table-cell>
          <table:table-cell table:style-name="ce5" office:value-type="string" calcext:value-type="string">
            <text:p>titulacao</text:p>
          </table:table-cell>
          <table:table-cell table:style-name="ce5" office:value-type="string" calcext:value-type="string">
            <text:p>regime</text:p>
          </table:table-cell>
          <table:table-cell table:style-name="ce5" office:value-type="string" calcext:value-type="string">
            <text:p>vinculo</text:p>
          </table:table-cell>
          <table:table-cell table:style-name="ce13" office:value-type="string" calcext:value-type="string">
            <text:p>are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DA CRISTINA PONTES AGUIAR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277055" calcext:value-type="float">
            <text:p>227705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8.059.263-73</text:p>
          </table:table-cell>
          <table:table-cell table:style-name="ce10" office:value-type="date" office:date-value="1987-06-22" calcext:value-type="date">
            <text:p>22/06/1987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01-29" calcext:value-type="date">
            <text:p>29/01/2016</text:p>
          </table:table-cell>
          <table:table-cell table:style-name="ce14" office:value-type="string" calcext:value-type="string">
            <text:p>SAUDE COLETIV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DAUTO LOPES DA SILVA FILH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676707" calcext:value-type="float">
            <text:p>167670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60.854.313-68</text:p>
          </table:table-cell>
          <table:table-cell table:style-name="ce10" office:value-type="date" office:date-value="1950-06-03" calcext:value-type="date">
            <text:p>03/06/1950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FILOSOF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DRIANA BARROSO BOTELH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772518" calcext:value-type="float">
            <text:p>1772518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20.449.763-15</text:p>
          </table:table-cell>
          <table:table-cell table:style-name="ce10" office:value-type="date" office:date-value="1968-08-21" calcext:value-type="date">
            <text:p>21/08/1968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3-16" calcext:value-type="date">
            <text:p>16/03/2010</text:p>
          </table:table-cell>
          <table:table-cell table:style-name="ce14" office:value-type="string" calcext:value-type="string">
            <text:p>ARTE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ERSON MOREIRA BARRET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885973" calcext:value-type="float">
            <text:p>188597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118.036.653-00</text:p>
          </table:table-cell>
          <table:table-cell table:style-name="ce10" office:value-type="date" office:date-value="1959-04-17" calcext:value-type="date">
            <text:p>17/04/1959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8-01-17" calcext:value-type="date">
            <text:p>17/01/2018</text:p>
          </table:table-cell>
          <table:table-cell table:style-name="ce14" office:value-type="string" calcext:value-type="string">
            <text:p>ENGENHARIA CIVIL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GLAIZE DA SILVA DAMASCENO LEVY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823023" calcext:value-type="float">
            <text:p>182302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08.204.212-00</text:p>
          </table:table-cell>
          <table:table-cell table:style-name="ce10" office:value-type="date" office:date-value="1972-04-21" calcext:value-type="date">
            <text:p>21/04/1972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1" office:value-type="date" office:date-value="2010-10-20" calcext:value-type="date">
            <text:p>20/10/2010</text:p>
          </table:table-cell>
          <table:table-cell table:style-name="ce14" office:value-type="string" calcext:value-type="string">
            <text:p>ARTE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LANDEY SEVERO LEITE DA SILV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423349" calcext:value-type="float">
            <text:p>242334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89.022.154-15</text:p>
          </table:table-cell>
          <table:table-cell table:style-name="ce10" office:value-type="date" office:date-value="1975-05-09" calcext:value-type="date">
            <text:p>09/05/1975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10-04" calcext:value-type="date">
            <text:p>04/10/2017</text:p>
          </table:table-cell>
          <table:table-cell table:style-name="ce14" office:value-type="string" calcext:value-type="string">
            <text:p>ADMINISTR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LESSANDRO CURY SOAR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573211" calcext:value-type="float">
            <text:p>157321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956.220.040-04</text:p>
          </table:table-cell>
          <table:table-cell table:style-name="ce10" office:value-type="date" office:date-value="1976-04-29" calcext:value-type="date">
            <text:p>29/04/1976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7-26" calcext:value-type="date">
            <text:p>26/07/2017</text:p>
          </table:table-cell>
          <table:table-cell table:style-name="ce14" office:value-type="string" calcext:value-type="string">
            <text:p>QUIM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LEXANDRE ARAUJO CAVALCANTE SOAR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676693" calcext:value-type="float">
            <text:p>167669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62.383.933-00</text:p>
          </table:table-cell>
          <table:table-cell table:style-name="ce11" office:value-type="date" office:date-value="1977-10-10" calcext:value-type="date">
            <text:p>10/10/1977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ADMINISTR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LEXANDRE PEREIRA DE SOUZ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894019" calcext:value-type="float">
            <text:p>289401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0.303.714-40</text:p>
          </table:table-cell>
          <table:table-cell table:style-name="ce11" office:value-type="date" office:date-value="1977-12-23" calcext:value-type="date">
            <text:p>23/12/1977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1" office:value-type="date" office:date-value="2013-10-31" calcext:value-type="date">
            <text:p>31/10/2013</text:p>
          </table:table-cell>
          <table:table-cell table:style-name="ce14" office:value-type="string" calcext:value-type="string">
            <text:p>BIBLIOTEC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LLANA KELLEN LIMA SANTOS PEREIR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802405" calcext:value-type="float">
            <text:p>180240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36.951.683-15</text:p>
          </table:table-cell>
          <table:table-cell table:style-name="ce11" office:value-type="date" office:date-value="1979-10-13" calcext:value-type="date">
            <text:p>13/10/1979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4-06-11" calcext:value-type="date">
            <text:p>11/06/2014</text:p>
          </table:table-cell>
          <table:table-cell table:style-name="ce14" office:value-type="string" calcext:value-type="string">
            <text:p>QUIM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LOISIO ANTONIO GOMES DE MATOS BRASIL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506953" calcext:value-type="float">
            <text:p>250695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545.611.593-04</text:p>
          </table:table-cell>
          <table:table-cell table:style-name="ce11" office:value-type="date" office:date-value="1974-12-31" calcext:value-type="date">
            <text:p>31/12/1974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GRADU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10-03-16" calcext:value-type="date">
            <text:p>16/03/2010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MANDA TEIXEIRA DA SILV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497579" calcext:value-type="float">
            <text:p>149757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0.829.533-85</text:p>
          </table:table-cell>
          <table:table-cell table:style-name="ce10" office:value-type="date" office:date-value="1987-01-15" calcext:value-type="date">
            <text:p>15/01/1987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5-01-08" calcext:value-type="date">
            <text:p>08/01/2015</text:p>
          </table:table-cell>
          <table:table-cell table:style-name="ce14" office:value-type="string" calcext:value-type="string">
            <text:p>HISTOR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NA CANDIDA DE ALMEIDA PRAD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773359" calcext:value-type="float">
            <text:p>177335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253.065.128-01</text:p>
          </table:table-cell>
          <table:table-cell table:style-name="ce11" office:value-type="date" office:date-value="1975-12-25" calcext:value-type="date">
            <text:p>25/12/1975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4-06" calcext:value-type="date">
            <text:p>06/04/2010</text:p>
          </table:table-cell>
          <table:table-cell table:style-name="ce14" office:value-type="string" calcext:value-type="string">
            <text:p>GEOCIENCIA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NA CARMITA BEZERRA DE SOUZ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753810" calcext:value-type="float">
            <text:p>275381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907.567.895-91</text:p>
          </table:table-cell>
          <table:table-cell table:style-name="ce10" office:value-type="date" office:date-value="1976-02-24" calcext:value-type="date">
            <text:p>24/02/1976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11-07" calcext:value-type="date">
            <text:p>07/11/2016</text:p>
          </table:table-cell>
          <table:table-cell table:style-name="ce14" office:value-type="string" calcext:value-type="string">
            <text:p>EDU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NA CELIA MAIA MEIRELES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239724" calcext:value-type="float">
            <text:p>123972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26.857.613-49</text:p>
          </table:table-cell>
          <table:table-cell table:style-name="ce10" office:value-type="date" office:date-value="1971-03-27" calcext:value-type="date">
            <text:p>27/03/1971</text:p>
          </table:table-cell>
          <table:table-cell table:style-name="ce6" office:value-type="string" calcext:value-type="string">
            <text:p>CCAB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05-10" calcext:value-type="date">
            <text:p>10/05/2016</text:p>
          </table:table-cell>
          <table:table-cell table:style-name="ce14" office:value-type="string" calcext:value-type="string">
            <text:p>ENGENHARIA CIVIL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NA KELLY DA SILV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367846" calcext:value-type="float">
            <text:p>236784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53.594.443-80</text:p>
          </table:table-cell>
          <table:table-cell table:style-name="ce10" office:value-type="date" office:date-value="1992-06-03" calcext:value-type="date">
            <text:p>03/06/1992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GRADUACA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2-03" calcext:value-type="date">
            <text:p>03/02/2017</text:p>
          </table:table-cell>
          <table:table-cell table:style-name="ce14" office:value-type="string" calcext:value-type="string">
            <text:p>LETRA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NA NEUZA BOTELHO VIDEL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772525" calcext:value-type="float">
            <text:p>177252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10.424.007-25</text:p>
          </table:table-cell>
          <table:table-cell table:style-name="ce10" office:value-type="date" office:date-value="1964-05-24" calcext:value-type="date">
            <text:p>24/05/1964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3-16" calcext:value-type="date">
            <text:p>16/03/2010</text:p>
          </table:table-cell>
          <table:table-cell table:style-name="ce14" office:value-type="string" calcext:value-type="string">
            <text:p>ARTE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NA PATRICIA NUNES BANDEIR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657653" calcext:value-type="float">
            <text:p>165765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56.449.354-34</text:p>
          </table:table-cell>
          <table:table-cell table:style-name="ce10" office:value-type="date" office:date-value="1974-04-14" calcext:value-type="date">
            <text:p>14/04/1974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3-16" calcext:value-type="date">
            <text:p>16/03/2010</text:p>
          </table:table-cell>
          <table:table-cell table:style-name="ce14" office:value-type="string" calcext:value-type="string">
            <text:p>ENGENHARIA CIVIL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NA VERONICA GONCALVES BORGES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393105" calcext:value-type="float">
            <text:p>239310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39.615.293-70</text:p>
          </table:table-cell>
          <table:table-cell table:style-name="ce10" office:value-type="date" office:date-value="1990-08-15" calcext:value-type="date">
            <text:p>15/08/1990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5-03" calcext:value-type="date">
            <text:p>03/05/2017</text:p>
          </table:table-cell>
          <table:table-cell table:style-name="ce14" office:value-type="string" calcext:value-type="string">
            <text:p>ENGENHARIA CIVIL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NDRE ALENCAR MOREIR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984389" calcext:value-type="float">
            <text:p>198438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89.152.523-49</text:p>
          </table:table-cell>
          <table:table-cell table:style-name="ce10" office:value-type="date" office:date-value="1978-03-14" calcext:value-type="date">
            <text:p>14/03/1978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GRADUACAO</text:p>
          </table:table-cell>
          <table:table-cell table:style-name="ce6" office:value-type="string" calcext:value-type="string">
            <text:p>20h</text:p>
          </table:table-cell>
          <table:table-cell table:style-name="ce11" office:value-type="date" office:date-value="2012-12-17" calcext:value-type="date">
            <text:p>17/12/2012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NDRE DE OLIVEIRA PORT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434889" calcext:value-type="float">
            <text:p>243488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41.358.884-53</text:p>
          </table:table-cell>
          <table:table-cell table:style-name="ce10" office:value-type="date" office:date-value="1968-02-21" calcext:value-type="date">
            <text:p>21/02/1968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40h</text:p>
          </table:table-cell>
          <table:table-cell table:style-name="ce10" office:value-type="date" office:date-value="2006-02-02" calcext:value-type="date">
            <text:p>02/02/2006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NDRE LUIZ CASTEIA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411501" calcext:value-type="float">
            <text:p>241150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253.391.978-08</text:p>
          </table:table-cell>
          <table:table-cell table:style-name="ce10" office:value-type="date" office:date-value="1973-04-23" calcext:value-type="date">
            <text:p>23/04/1973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8-07" calcext:value-type="date">
            <text:p>07/08/2017</text:p>
          </table:table-cell>
          <table:table-cell table:style-name="ce14" office:value-type="string" calcext:value-type="string">
            <text:p>ARTE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NDRE WESLEY BARBOSA RODRIGU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774178" calcext:value-type="float">
            <text:p>1774178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927.812.254-87</text:p>
          </table:table-cell>
          <table:table-cell table:style-name="ce10" office:value-type="date" office:date-value="1974-04-28" calcext:value-type="date">
            <text:p>28/04/1974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4-06" calcext:value-type="date">
            <text:p>06/04/2010</text:p>
          </table:table-cell>
          <table:table-cell table:style-name="ce14" office:value-type="string" calcext:value-type="string">
            <text:p>ENGENHARIA DE MATERIAS E METALURG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NDRESA CARVALHO NOBRE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520804" calcext:value-type="float">
            <text:p>152080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31.002.582-15</text:p>
          </table:table-cell>
          <table:table-cell table:style-name="ce10" office:value-type="date" office:date-value="1976-07-28" calcext:value-type="date">
            <text:p>28/07/1976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GRADU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10-03-03" calcext:value-type="date">
            <text:p>03/03/2010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NGELO RONCALLI RAMALHO SAMPAI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243890" calcext:value-type="float">
            <text:p>224389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276.485.083-20</text:p>
          </table:table-cell>
          <table:table-cell table:style-name="ce10" office:value-type="date" office:date-value="1965-05-24" calcext:value-type="date">
            <text:p>24/05/1965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10-03-03" calcext:value-type="date">
            <text:p>03/03/2010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NNA KARLA SILVA DO NASCIMENT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087430" calcext:value-type="float">
            <text:p>108743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0.663.974-90</text:p>
          </table:table-cell>
          <table:table-cell table:style-name="ce10" office:value-type="date" office:date-value="1982-08-04" calcext:value-type="date">
            <text:p>04/08/1982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05-20" calcext:value-type="date">
            <text:p>20/05/2016</text:p>
          </table:table-cell>
          <table:table-cell table:style-name="ce14" office:value-type="string" calcext:value-type="string">
            <text:p>MATEMAT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NTONIA FABIANA MARQUES ALMEID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251998" calcext:value-type="float">
            <text:p>2251998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04.883.293-61</text:p>
          </table:table-cell>
          <table:table-cell table:style-name="ce10" office:value-type="date" office:date-value="1984-07-30" calcext:value-type="date">
            <text:p>30/07/1984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1-11" calcext:value-type="date">
            <text:p>11/01/2017</text:p>
          </table:table-cell>
          <table:table-cell table:style-name="ce14" office:value-type="string" calcext:value-type="string">
            <text:p>ENGENHARIA CIVIL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NTONIO ALBERTO TEIXEIR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6261137" calcext:value-type="float">
            <text:p>626113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91.671.703-82</text:p>
          </table:table-cell>
          <table:table-cell table:style-name="ce10" office:value-type="date" office:date-value="1954-01-11" calcext:value-type="date">
            <text:p>11/01/1954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3-03" calcext:value-type="date">
            <text:p>03/03/2010</text:p>
          </table:table-cell>
          <table:table-cell table:style-name="ce14" office:value-type="string" calcext:value-type="string">
            <text:p>EC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NTONIO CARLOS ALONGE RAMO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373579" calcext:value-type="float">
            <text:p>137357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106.980.898-98</text:p>
          </table:table-cell>
          <table:table-cell table:style-name="ce11" office:value-type="date" office:date-value="1970-11-17" calcext:value-type="date">
            <text:p>17/11/1970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7-08-13" calcext:value-type="date">
            <text:p>13/08/2007</text:p>
          </table:table-cell>
          <table:table-cell table:style-name="ce14" office:value-type="string" calcext:value-type="string">
            <text:p>FIS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NTONIO CHAGAS NET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081171" calcext:value-type="float">
            <text:p>108117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35.025.445-14</text:p>
          </table:table-cell>
          <table:table-cell table:style-name="ce10" office:value-type="date" office:date-value="1987-06-15" calcext:value-type="date">
            <text:p>15/06/1987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06-09" calcext:value-type="date">
            <text:p>09/06/2016</text:p>
          </table:table-cell>
          <table:table-cell table:style-name="ce14" office:value-type="string" calcext:value-type="string">
            <text:p>ARTE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NTONIO NELSON LIMA DA COST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548700" calcext:value-type="float">
            <text:p>154870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68.118.753-72</text:p>
          </table:table-cell>
          <table:table-cell table:style-name="ce10" office:value-type="date" office:date-value="1980-01-10" calcext:value-type="date">
            <text:p>10/01/1980</text:p>
          </table:table-cell>
          <table:table-cell table:style-name="ce6" office:value-type="string" calcext:value-type="string">
            <text:p>CCAB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MEDICINA VETERINAR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RILUCI GOES ELLIOTT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548937" calcext:value-type="float">
            <text:p>154893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47.333.133-49</text:p>
          </table:table-cell>
          <table:table-cell table:style-name="ce10" office:value-type="date" office:date-value="1965-09-22" calcext:value-type="date">
            <text:p>22/09/1965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BIBLIOTEC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RY FERREIRA DA SILV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190102" calcext:value-type="float">
            <text:p>119010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80.231.304-63</text:p>
          </table:table-cell>
          <table:table-cell table:style-name="ce10" office:value-type="date" office:date-value="1964-07-07" calcext:value-type="date">
            <text:p>07/07/1964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ENGENHARIA CIVIL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AUGUSTO DE OLIVEIRA TAVAR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976833" calcext:value-type="float">
            <text:p>297683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22.878.103-82</text:p>
          </table:table-cell>
          <table:table-cell table:style-name="ce10" office:value-type="date" office:date-value="1973-01-05" calcext:value-type="date">
            <text:p>05/01/1973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1" office:value-type="date" office:date-value="2013-12-17" calcext:value-type="date">
            <text:p>17/12/2013</text:p>
          </table:table-cell>
          <table:table-cell table:style-name="ce14" office:value-type="string" calcext:value-type="string">
            <text:p>SOCIOLOG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BEATRIZ GONDIM MATOS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571363" calcext:value-type="float">
            <text:p>257136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958.119.153-49</text:p>
          </table:table-cell>
          <table:table-cell table:style-name="ce10" office:value-type="date" office:date-value="1982-07-01" calcext:value-type="date">
            <text:p>01/07/1982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8-03-06" calcext:value-type="date">
            <text:p>06/03/2018</text:p>
          </table:table-cell>
          <table:table-cell table:style-name="ce14" office:value-type="string" calcext:value-type="string">
            <text:p>ADMINISTR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BERNARDO PINHEIRO CARDOSO DE BRITO GONCALV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489423" calcext:value-type="float">
            <text:p>248942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540.436.623-00</text:p>
          </table:table-cell>
          <table:table-cell table:style-name="ce10" office:value-type="date" office:date-value="1975-04-09" calcext:value-type="date">
            <text:p>09/04/1975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BRUNO PEIXOTO DE OLIVEIR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188297" calcext:value-type="float">
            <text:p>218829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4.416.973-81</text:p>
          </table:table-cell>
          <table:table-cell table:style-name="ce10" office:value-type="date" office:date-value="1987-07-17" calcext:value-type="date">
            <text:p>17/07/1987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5-01-20" calcext:value-type="date">
            <text:p>20/01/2015</text:p>
          </table:table-cell>
          <table:table-cell table:style-name="ce14" office:value-type="string" calcext:value-type="string">
            <text:p>QUIM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AMILA DO ESPIRITO SANTO PRADO DE OLIVEIR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543921" calcext:value-type="float">
            <text:p>154392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85.827.307-13</text:p>
          </table:table-cell>
          <table:table-cell table:style-name="ce11" office:value-type="date" office:date-value="1980-10-16" calcext:value-type="date">
            <text:p>16/10/1980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3-16" calcext:value-type="date">
            <text:p>16/03/2010</text:p>
          </table:table-cell>
          <table:table-cell table:style-name="ce14" office:value-type="string" calcext:value-type="string">
            <text:p>FILOSOF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ARLA FACANHA DE BRIT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577834" calcext:value-type="float">
            <text:p>257783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57.880.793-49</text:p>
          </table:table-cell>
          <table:table-cell table:style-name="ce10" office:value-type="date" office:date-value="1978-07-24" calcext:value-type="date">
            <text:p>24/07/1978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BIBLIOTEC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ARLOS MARLEY DE SOUZA JUNIOR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742401" calcext:value-type="float">
            <text:p>174240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54.616.763-91</text:p>
          </table:table-cell>
          <table:table-cell table:style-name="ce10" office:value-type="date" office:date-value="1978-02-16" calcext:value-type="date">
            <text:p>16/02/1978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4-06" calcext:value-type="date">
            <text:p>06/04/2010</text:p>
          </table:table-cell>
          <table:table-cell table:style-name="ce14" office:value-type="string" calcext:value-type="string">
            <text:p>ENGENHARIA DE MATERIAS E METALURG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ARLOS RENATO DE LIMA BRIT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146032" calcext:value-type="float">
            <text:p>114603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67.381.722-49</text:p>
          </table:table-cell>
          <table:table-cell table:style-name="ce10" office:value-type="date" office:date-value="1979-07-22" calcext:value-type="date">
            <text:p>22/07/1979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08-15" calcext:value-type="date">
            <text:p>15/08/2016</text:p>
          </table:table-cell>
          <table:table-cell table:style-name="ce14" office:value-type="string" calcext:value-type="string">
            <text:p>ARTE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ARLOS WAGNER OLIVEIR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643899" calcext:value-type="float">
            <text:p>164389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33.970.993-15</text:p>
          </table:table-cell>
          <table:table-cell table:style-name="ce10" office:value-type="date" office:date-value="1970-05-09" calcext:value-type="date">
            <text:p>09/05/1970</text:p>
          </table:table-cell>
          <table:table-cell table:style-name="ce6" office:value-type="string" calcext:value-type="string">
            <text:p>CCAB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8-08-06" calcext:value-type="date">
            <text:p>06/08/2008</text:p>
          </table:table-cell>
          <table:table-cell table:style-name="ce14" office:value-type="string" calcext:value-type="string">
            <text:p>AGR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ARMEM ULISSES PEIXOTO ESMERALD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506950" calcext:value-type="float">
            <text:p>250695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194.832.523-34</text:p>
          </table:table-cell>
          <table:table-cell table:style-name="ce10" office:value-type="date" office:date-value="1961-08-02" calcext:value-type="date">
            <text:p>02/08/1961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40h</text:p>
          </table:table-cell>
          <table:table-cell table:style-name="ce11" office:value-type="date" office:date-value="2008-12-15" calcext:value-type="date">
            <text:p>15/12/2008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AROLINE VIEIRA GONCALVES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772621" calcext:value-type="float">
            <text:p>177262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14.912.093-72</text:p>
          </table:table-cell>
          <table:table-cell table:style-name="ce11" office:value-type="date" office:date-value="1975-10-31" calcext:value-type="date">
            <text:p>31/10/1975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3-16" calcext:value-type="date">
            <text:p>16/03/2010</text:p>
          </table:table-cell>
          <table:table-cell table:style-name="ce14" office:value-type="string" calcext:value-type="string">
            <text:p>ENGENHARIA QUIM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ELME TORRES FERREIRA DA COST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549937" calcext:value-type="float">
            <text:p>154993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33.659.014-34</text:p>
          </table:table-cell>
          <table:table-cell table:style-name="ce10" office:value-type="date" office:date-value="1970-03-22" calcext:value-type="date">
            <text:p>22/03/1970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ENGENHARIA CIVIL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HRISTIAN WESTERKAMP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412665" calcext:value-type="float">
            <text:p>241266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5.075.006-45</text:p>
          </table:table-cell>
          <table:table-cell table:style-name="ce10" office:value-type="date" office:date-value="1952-05-03" calcext:value-type="date">
            <text:p>03/05/1952</text:p>
          </table:table-cell>
          <table:table-cell table:style-name="ce6" office:value-type="string" calcext:value-type="string">
            <text:p>CCAB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BIOLOG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ICERO CLAUDIO DIAS GOM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568349" calcext:value-type="float">
            <text:p>256834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34.738.633-00</text:p>
          </table:table-cell>
          <table:table-cell table:style-name="ce10" office:value-type="date" office:date-value="1977-04-25" calcext:value-type="date">
            <text:p>25/04/1977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ICERO CRUZ MACED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629625" calcext:value-type="float">
            <text:p>262962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95.813.594-00</text:p>
          </table:table-cell>
          <table:table-cell table:style-name="ce10" office:value-type="date" office:date-value="1954-07-24" calcext:value-type="date">
            <text:p>24/07/1954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9-09-25" calcext:value-type="date">
            <text:p>25/09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ICERO MARCELO BEZERRA DOS SANTO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955591" calcext:value-type="float">
            <text:p>195559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15.161.473-91</text:p>
          </table:table-cell>
          <table:table-cell table:style-name="ce10" office:value-type="date" office:date-value="1978-07-06" calcext:value-type="date">
            <text:p>06/07/1978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4-05-06" calcext:value-type="date">
            <text:p>06/05/2014</text:p>
          </table:table-cell>
          <table:table-cell table:style-name="ce14" office:value-type="string" calcext:value-type="string">
            <text:p>DIREIT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LARICE DIAS DE ALBUQUERQUE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367703" calcext:value-type="float">
            <text:p>136770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03.143.573-00</text:p>
          </table:table-cell>
          <table:table-cell table:style-name="ce10" office:value-type="date" office:date-value="1977-05-14" calcext:value-type="date">
            <text:p>14/05/1977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3-05-31" calcext:value-type="date">
            <text:p>31/05/2013</text:p>
          </table:table-cell>
          <table:table-cell table:style-name="ce14" office:value-type="string" calcext:value-type="string">
            <text:p>MATEMAT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LARISSA DE ANDRADE QUEIROZ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3036633" calcext:value-type="float">
            <text:p>303663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82.468.624-13</text:p>
          </table:table-cell>
          <table:table-cell table:style-name="ce11" office:value-type="date" office:date-value="1989-11-23" calcext:value-type="date">
            <text:p>23/11/1989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8-04-03" calcext:value-type="date">
            <text:p>03/04/2018</text:p>
          </table:table-cell>
          <table:table-cell table:style-name="ce14" office:value-type="string" calcext:value-type="string">
            <text:p>ARQUITETUR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LAUDIA ARAUJO MARC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437191" calcext:value-type="float">
            <text:p>243719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38.422.890-49</text:p>
          </table:table-cell>
          <table:table-cell table:style-name="ce10" office:value-type="date" office:date-value="1971-05-23" calcext:value-type="date">
            <text:p>23/05/1971</text:p>
          </table:table-cell>
          <table:table-cell table:style-name="ce6" office:value-type="string" calcext:value-type="string">
            <text:p>CCAB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AGR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LAUDIO GLEIDISTON LIMA DA SILV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53800" calcext:value-type="float">
            <text:p>235380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241.835.043-68</text:p>
          </table:table-cell>
          <table:table-cell table:style-name="ce10" office:value-type="date" office:date-value="1961-09-29" calcext:value-type="date">
            <text:p>29/09/1961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40h</text:p>
          </table:table-cell>
          <table:table-cell table:style-name="ce10" office:value-type="date" office:date-value="2004-01-21" calcext:value-type="date">
            <text:p>21/01/2004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LAUDIO MAPPA REI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808335" calcext:value-type="float">
            <text:p>180833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935.335.356-49</text:p>
          </table:table-cell>
          <table:table-cell table:style-name="ce10" office:value-type="date" office:date-value="1970-10-04" calcext:value-type="date">
            <text:p>04/10/1970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8-27" calcext:value-type="date">
            <text:p>27/08/2010</text:p>
          </table:table-cell>
          <table:table-cell table:style-name="ce14" office:value-type="string" calcext:value-type="string">
            <text:p>ARTE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LECIO JOSE DE LACERDA LIM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411267" calcext:value-type="float">
            <text:p>241126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1.753.794-25</text:p>
          </table:table-cell>
          <table:table-cell table:style-name="ce10" office:value-type="date" office:date-value="1981-03-23" calcext:value-type="date">
            <text:p>23/03/1981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8-07" calcext:value-type="date">
            <text:p>07/08/2017</text:p>
          </table:table-cell>
          <table:table-cell table:style-name="ce14" office:value-type="string" calcext:value-type="string">
            <text:p>ARTE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LEIDE LUCIANE ANTONIUTTI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688410" calcext:value-type="float">
            <text:p>168841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41.456.509-30</text:p>
          </table:table-cell>
          <table:table-cell table:style-name="ce11" office:value-type="date" office:date-value="1971-10-18" calcext:value-type="date">
            <text:p>18/10/1971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2-03" calcext:value-type="date">
            <text:p>03/02/2017</text:p>
          </table:table-cell>
          <table:table-cell table:style-name="ce14" office:value-type="string" calcext:value-type="string">
            <text:p>COMUNI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LEIRTON ANDRE SILVA DE FREITA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703333" calcext:value-type="float">
            <text:p>170333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16.279.413-04</text:p>
          </table:table-cell>
          <table:table-cell table:style-name="ce10" office:value-type="date" office:date-value="1976-09-26" calcext:value-type="date">
            <text:p>26/09/1976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3-03" calcext:value-type="date">
            <text:p>03/03/2010</text:p>
          </table:table-cell>
          <table:table-cell table:style-name="ce14" office:value-type="string" calcext:value-type="string">
            <text:p>ENGENHARIA CIVIL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LEONISIA ALVES RODRIGUES DO VALE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916933" calcext:value-type="float">
            <text:p>291693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21.684.073-04</text:p>
          </table:table-cell>
          <table:table-cell table:style-name="ce10" office:value-type="date" office:date-value="1979-09-27" calcext:value-type="date">
            <text:p>27/09/1979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4-07-21" calcext:value-type="date">
            <text:p>21/07/2014</text:p>
          </table:table-cell>
          <table:table-cell table:style-name="ce14" office:value-type="string" calcext:value-type="string">
            <text:p>ARTE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LEYTON VIEIRA FERNAND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030488" calcext:value-type="float">
            <text:p>2030488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158.010.618-86</text:p>
          </table:table-cell>
          <table:table-cell table:style-name="ce10" office:value-type="date" office:date-value="1974-03-02" calcext:value-type="date">
            <text:p>02/03/1974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3-05-31" calcext:value-type="date">
            <text:p>31/05/2013</text:p>
          </table:table-cell>
          <table:table-cell table:style-name="ce14" office:value-type="string" calcext:value-type="string">
            <text:p>ARTE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RISTIANE MARINHO UCHOA LOPES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341790" calcext:value-type="float">
            <text:p>234179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931.703.193-53</text:p>
          </table:table-cell>
          <table:table-cell table:style-name="ce11" office:value-type="date" office:date-value="1981-10-23" calcext:value-type="date">
            <text:p>23/10/1981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11-01" calcext:value-type="date">
            <text:p>01/11/2016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CRISTINA REJANE FEITOSA SILV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144534" calcext:value-type="float">
            <text:p>214453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19.077.073-87</text:p>
          </table:table-cell>
          <table:table-cell table:style-name="ce10" office:value-type="date" office:date-value="1977-01-15" calcext:value-type="date">
            <text:p>15/01/1977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4-07-21" calcext:value-type="date">
            <text:p>21/07/2014</text:p>
          </table:table-cell>
          <table:table-cell table:style-name="ce14" office:value-type="string" calcext:value-type="string">
            <text:p>ARTE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DANIVAL SOUSA CAVALCANTE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286524" calcext:value-type="float">
            <text:p>228652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931.369.433-68</text:p>
          </table:table-cell>
          <table:table-cell table:style-name="ce10" office:value-type="date" office:date-value="1983-07-02" calcext:value-type="date">
            <text:p>02/07/1983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03-01" calcext:value-type="date">
            <text:p>01/03/2016</text:p>
          </table:table-cell>
          <table:table-cell table:style-name="ce14" office:value-type="string" calcext:value-type="string">
            <text:p>CIENCIAS CONTABEI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DAVID NEGRAO GRANGEIR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434121" calcext:value-type="float">
            <text:p>243412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25.975.873-04</text:p>
          </table:table-cell>
          <table:table-cell table:style-name="ce10" office:value-type="date" office:date-value="1972-05-13" calcext:value-type="date">
            <text:p>13/05/1972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40h</text:p>
          </table:table-cell>
          <table:table-cell table:style-name="ce10" office:value-type="date" office:date-value="2006-02-01" calcext:value-type="date">
            <text:p>01/02/2006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DAVID VERNON VIEIR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526665" calcext:value-type="float">
            <text:p>252666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553.146.195-04</text:p>
          </table:table-cell>
          <table:table-cell table:style-name="ce10" office:value-type="date" office:date-value="1972-06-26" calcext:value-type="date">
            <text:p>26/06/1972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7-01-25" calcext:value-type="date">
            <text:p>25/01/2007</text:p>
          </table:table-cell>
          <table:table-cell table:style-name="ce14" office:value-type="string" calcext:value-type="string">
            <text:p>BIBLIOTEC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DEBORA ADRIANO SAMPAI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559893" calcext:value-type="float">
            <text:p>255989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44.641.483-87</text:p>
          </table:table-cell>
          <table:table-cell table:style-name="ce11" office:value-type="date" office:date-value="1982-11-13" calcext:value-type="date">
            <text:p>13/11/1982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BIBLIOTEC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DEBORAH MACEDO DOS SANTOS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085983" calcext:value-type="float">
            <text:p>208598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4.958.503-90</text:p>
          </table:table-cell>
          <table:table-cell table:style-name="ce11" office:value-type="date" office:date-value="1985-11-30" calcext:value-type="date">
            <text:p>30/11/1985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4-02-07" calcext:value-type="date">
            <text:p>07/02/2014</text:p>
          </table:table-cell>
          <table:table-cell table:style-name="ce14" office:value-type="string" calcext:value-type="string">
            <text:p>ARQUITETUR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DEISE SANTOS DO NASCIMENT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637205" calcext:value-type="float">
            <text:p>163720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518.508.934-20</text:p>
          </table:table-cell>
          <table:table-cell table:style-name="ce11" office:value-type="date" office:date-value="1966-11-14" calcext:value-type="date">
            <text:p>14/11/1966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3-16" calcext:value-type="date">
            <text:p>16/03/2010</text:p>
          </table:table-cell>
          <table:table-cell table:style-name="ce14" office:value-type="string" calcext:value-type="string">
            <text:p>BIBLIOTEC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DENISE TEIXEIRA DE MENEZES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572682" calcext:value-type="float">
            <text:p>257268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513.272.873-15</text:p>
          </table:table-cell>
          <table:table-cell table:style-name="ce10" office:value-type="date" office:date-value="1973-03-17" calcext:value-type="date">
            <text:p>17/03/1973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DENYSSON AXEL RIBEIRO MOT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798079" calcext:value-type="float">
            <text:p>279807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22.884.405-38</text:p>
          </table:table-cell>
          <table:table-cell table:style-name="ce10" office:value-type="date" office:date-value="1987-06-21" calcext:value-type="date">
            <text:p>21/06/1987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5-08-12" calcext:value-type="date">
            <text:p>12/08/2015</text:p>
          </table:table-cell>
          <table:table-cell table:style-name="ce14" office:value-type="string" calcext:value-type="string">
            <text:p>BIBLIOTEC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DIEGO COELHO DO NASCIMENT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019549" calcext:value-type="float">
            <text:p>101954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26.862.933-14</text:p>
          </table:table-cell>
          <table:table-cell table:style-name="ce10" office:value-type="date" office:date-value="1988-04-10" calcext:value-type="date">
            <text:p>10/04/1988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05-06" calcext:value-type="date">
            <text:p>06/05/2016</text:p>
          </table:table-cell>
          <table:table-cell table:style-name="ce14" office:value-type="string" calcext:value-type="string">
            <text:p>GEOGRAF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DIEGO DE SOUSA GUERR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895802" calcext:value-type="float">
            <text:p>289580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01.477.653-74</text:p>
          </table:table-cell>
          <table:table-cell table:style-name="ce10" office:value-type="date" office:date-value="1985-06-12" calcext:value-type="date">
            <text:p>12/06/1985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2-03-27" calcext:value-type="date">
            <text:p>27/03/2012</text:p>
          </table:table-cell>
          <table:table-cell table:style-name="ce14" office:value-type="string" calcext:value-type="string">
            <text:p>CIENCIAS CONTABEI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DIMAS DE CASTRO E SILVA NET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643876" calcext:value-type="float">
            <text:p>164387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96.623.983-68</text:p>
          </table:table-cell>
          <table:table-cell table:style-name="ce10" office:value-type="date" office:date-value="1973-06-25" calcext:value-type="date">
            <text:p>25/06/1973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8-08-06" calcext:value-type="date">
            <text:p>06/08/2008</text:p>
          </table:table-cell>
          <table:table-cell table:style-name="ce14" office:value-type="string" calcext:value-type="string">
            <text:p>ENGENHARIA CIVIL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DIOGENES DARCE CARDOSO DE LUN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809722" calcext:value-type="float">
            <text:p>180972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3.112.534-67</text:p>
          </table:table-cell>
          <table:table-cell table:style-name="ce10" office:value-type="date" office:date-value="1982-04-08" calcext:value-type="date">
            <text:p>08/04/1982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8-27" calcext:value-type="date">
            <text:p>27/08/2010</text:p>
          </table:table-cell>
          <table:table-cell table:style-name="ce14" office:value-type="string" calcext:value-type="string">
            <text:p>COMUNI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EDGLE PEDRO DE SOUSA FILH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555924" calcext:value-type="float">
            <text:p>255592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27.036.513-68</text:p>
          </table:table-cell>
          <table:table-cell table:style-name="ce10" office:value-type="date" office:date-value="1969-04-07" calcext:value-type="date">
            <text:p>07/04/1969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EDICARLOS PEREIRA DE SOUS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235030" calcext:value-type="float">
            <text:p>223503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49.848.854-32</text:p>
          </table:table-cell>
          <table:table-cell table:style-name="ce10" office:value-type="date" office:date-value="1983-08-01" calcext:value-type="date">
            <text:p>01/08/1983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5-06-08" calcext:value-type="date">
            <text:p>08/06/2015</text:p>
          </table:table-cell>
          <table:table-cell table:style-name="ce14" office:value-type="string" calcext:value-type="string">
            <text:p>GEOCIENCIA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EDILZA MARIA FELIPE VASQUEZ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676670" calcext:value-type="float">
            <text:p>167667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261.691.423-91</text:p>
          </table:table-cell>
          <table:table-cell table:style-name="ce10" office:value-type="date" office:date-value="1962-01-21" calcext:value-type="date">
            <text:p>21/01/1962</text:p>
          </table:table-cell>
          <table:table-cell table:style-name="ce6" office:value-type="string" calcext:value-type="string">
            <text:p>CCAB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AGR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EDSON OTONIEL DA SILV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945902" calcext:value-type="float">
            <text:p>194590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48.506.864-86</text:p>
          </table:table-cell>
          <table:table-cell table:style-name="ce10" office:value-type="date" office:date-value="1985-05-22" calcext:value-type="date">
            <text:p>22/05/1985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8-02" calcext:value-type="date">
            <text:p>02/08/2017</text:p>
          </table:table-cell>
          <table:table-cell table:style-name="ce14" office:value-type="string" calcext:value-type="string">
            <text:p>FIS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EDUARDO SILVIO GOUVEIA GONCALV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3483970" calcext:value-type="float">
            <text:p>348397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136.247.413-49</text:p>
          </table:table-cell>
          <table:table-cell table:style-name="ce10" office:value-type="date" office:date-value="1958-07-25" calcext:value-type="date">
            <text:p>25/07/1958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EDUARDO VIVIAN DA CUNH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735361" calcext:value-type="float">
            <text:p>173536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956.363.660-00</text:p>
          </table:table-cell>
          <table:table-cell table:style-name="ce10" office:value-type="date" office:date-value="1979-05-06" calcext:value-type="date">
            <text:p>06/05/1979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1" office:value-type="date" office:date-value="2009-10-29" calcext:value-type="date">
            <text:p>29/10/2009</text:p>
          </table:table-cell>
          <table:table-cell table:style-name="ce14" office:value-type="string" calcext:value-type="string">
            <text:p>ADMINISTR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EDVANIA TRAJANO TEOFIL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890740" calcext:value-type="float">
            <text:p>189074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1.948.404-85</text:p>
          </table:table-cell>
          <table:table-cell table:style-name="ce10" office:value-type="date" office:date-value="1978-08-26" calcext:value-type="date">
            <text:p>26/08/1978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5-04-14" calcext:value-type="date">
            <text:p>14/04/2015</text:p>
          </table:table-cell>
          <table:table-cell table:style-name="ce14" office:value-type="string" calcext:value-type="string">
            <text:p>ENGENHARIA DE MATERIAS E METALURG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EDWIN DOS SANTOS CARVALH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963459" calcext:value-type="float">
            <text:p>196345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34.643.544-74</text:p>
          </table:table-cell>
          <table:table-cell table:style-name="ce10" office:value-type="date" office:date-value="1980-08-02" calcext:value-type="date">
            <text:p>02/08/1980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2-08-10" calcext:value-type="date">
            <text:p>10/08/2012</text:p>
          </table:table-cell>
          <table:table-cell table:style-name="ce14" office:value-type="string" calcext:value-type="string">
            <text:p>COMUNI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ELAINE DE JESUS SOUZ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3068909" calcext:value-type="float">
            <text:p>306890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33.470.155-41</text:p>
          </table:table-cell>
          <table:table-cell table:style-name="ce10" office:value-type="date" office:date-value="1988-05-19" calcext:value-type="date">
            <text:p>19/05/1988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8-09-12" calcext:value-type="date">
            <text:p>12/09/2018</text:p>
          </table:table-cell>
          <table:table-cell table:style-name="ce14" office:value-type="string" calcext:value-type="string">
            <text:p>EDU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ELANE ABREU DE OLIVEIR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314404" calcext:value-type="float">
            <text:p>131440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913.289.343-49</text:p>
          </table:table-cell>
          <table:table-cell table:style-name="ce10" office:value-type="date" office:date-value="1983-07-26" calcext:value-type="date">
            <text:p>26/07/1983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2-01" calcext:value-type="date">
            <text:p>01/02/2017</text:p>
          </table:table-cell>
          <table:table-cell table:style-name="ce14" office:value-type="string" calcext:value-type="string">
            <text:p>COMUNI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ELEAZAR MENEZES ARAUJ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062262" calcext:value-type="float">
            <text:p>106226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92.566.753-15</text:p>
          </table:table-cell>
          <table:table-cell table:style-name="ce10" office:value-type="date" office:date-value="1975-06-16" calcext:value-type="date">
            <text:p>16/06/1975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16-02-15" calcext:value-type="date">
            <text:p>15/02/2016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ELIAS PEREIRA LOPES JUNIOR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59945" calcext:value-type="float">
            <text:p>235994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925.555.941-91</text:p>
          </table:table-cell>
          <table:table-cell table:style-name="ce10" office:value-type="date" office:date-value="1982-08-28" calcext:value-type="date">
            <text:p>28/08/1982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2-08" calcext:value-type="date">
            <text:p>08/02/2017</text:p>
          </table:table-cell>
          <table:table-cell table:style-name="ce14" office:value-type="string" calcext:value-type="string">
            <text:p>ADMINISTR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ELIENY DO NASCIMENTO SILV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676696" calcext:value-type="float">
            <text:p>167669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91.752.433-34</text:p>
          </table:table-cell>
          <table:table-cell table:style-name="ce10" office:value-type="date" office:date-value="1971-02-23" calcext:value-type="date">
            <text:p>23/02/1971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BIBLIOTEC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EMANUEL MARCONDES DE SOUZA TORQUAT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030818" calcext:value-type="float">
            <text:p>1030818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03.586.243-04</text:p>
          </table:table-cell>
          <table:table-cell table:style-name="ce10" office:value-type="date" office:date-value="1975-04-13" calcext:value-type="date">
            <text:p>13/04/1975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01-29" calcext:value-type="date">
            <text:p>29/01/2016</text:p>
          </table:table-cell>
          <table:table-cell table:style-name="ce14" office:value-type="string" calcext:value-type="string">
            <text:p>FILOSOF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EMILLE SAMPAIO CORDEIR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001920" calcext:value-type="float">
            <text:p>100192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23.484.593-70</text:p>
          </table:table-cell>
          <table:table-cell table:style-name="ce10" office:value-type="date" office:date-value="1988-02-09" calcext:value-type="date">
            <text:p>09/02/1988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11-01" calcext:value-type="date">
            <text:p>01/11/2016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EMMANUELA QUENTAL CALLOU S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764464" calcext:value-type="float">
            <text:p>176446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40.462.253-00</text:p>
          </table:table-cell>
          <table:table-cell table:style-name="ce11" office:value-type="date" office:date-value="1978-11-24" calcext:value-type="date">
            <text:p>24/11/1978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40h</text:p>
          </table:table-cell>
          <table:table-cell table:style-name="ce10" office:value-type="date" office:date-value="2010-03-03" calcext:value-type="date">
            <text:p>03/03/2010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ERICA BOIZAN BATIST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372129" calcext:value-type="float">
            <text:p>237212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46.379.148-09</text:p>
          </table:table-cell>
          <table:table-cell table:style-name="ce10" office:value-type="date" office:date-value="1987-04-24" calcext:value-type="date">
            <text:p>24/04/1987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2-23" calcext:value-type="date">
            <text:p>23/02/2017</text:p>
          </table:table-cell>
          <table:table-cell table:style-name="ce14" office:value-type="string" calcext:value-type="string">
            <text:p>MATEMAT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ERICH PIRES LISBO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220557" calcext:value-type="float">
            <text:p>222055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536.924.700-53</text:p>
          </table:table-cell>
          <table:table-cell table:style-name="ce10" office:value-type="date" office:date-value="1972-01-03" calcext:value-type="date">
            <text:p>03/01/1972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6-01-31" calcext:value-type="date">
            <text:p>31/01/2006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ERICSSON VENANCIO CORIOLAN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548707" calcext:value-type="float">
            <text:p>154870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19.279.103-15</text:p>
          </table:table-cell>
          <table:table-cell table:style-name="ce10" office:value-type="date" office:date-value="1977-11-03" calcext:value-type="date">
            <text:p>03/11/1977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FILOSOF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ERWIN ULISES LOPEZ PALECHOR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253541" calcext:value-type="float">
            <text:p>125354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01.883.721-99</text:p>
          </table:table-cell>
          <table:table-cell table:style-name="ce11" office:value-type="date" office:date-value="1986-12-16" calcext:value-type="date">
            <text:p>16/12/1986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08-15" calcext:value-type="date">
            <text:p>15/08/2016</text:p>
          </table:table-cell>
          <table:table-cell table:style-name="ce14" office:value-type="string" calcext:value-type="string">
            <text:p>ENGENHARIA CIVIL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ESTELITA LIMA CANDID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350490" calcext:value-type="float">
            <text:p>235049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574.460.083-34</text:p>
          </table:table-cell>
          <table:table-cell table:style-name="ce11" office:value-type="date" office:date-value="1976-11-11" calcext:value-type="date">
            <text:p>11/11/1976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2-02" calcext:value-type="date">
            <text:p>02/02/2006</text:p>
          </table:table-cell>
          <table:table-cell table:style-name="ce14" office:value-type="string" calcext:value-type="string">
            <text:p>SAUDE COLETIV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EVANIRA RODRIGUES MAI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350136" calcext:value-type="float">
            <text:p>135013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63.441.013-34</text:p>
          </table:table-cell>
          <table:table-cell table:style-name="ce10" office:value-type="date" office:date-value="1971-08-23" calcext:value-type="date">
            <text:p>23/08/1971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2-04-10" calcext:value-type="date">
            <text:p>10/04/2002</text:p>
          </table:table-cell>
          <table:table-cell table:style-name="ce14" office:value-type="string" calcext:value-type="string">
            <text:p>SAUDE COLETIV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ABIANA APARECIDA LAZZARIN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210233" calcext:value-type="float">
            <text:p>121023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281.826.658-09</text:p>
          </table:table-cell>
          <table:table-cell table:style-name="ce10" office:value-type="date" office:date-value="1977-03-25" calcext:value-type="date">
            <text:p>25/03/1977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3-10" calcext:value-type="date">
            <text:p>10/03/2017</text:p>
          </table:table-cell>
          <table:table-cell table:style-name="ce14" office:value-type="string" calcext:value-type="string">
            <text:p>BIBLIOTEC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ABIANO DA SILVA FERREIR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551971" calcext:value-type="float">
            <text:p>155197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55.931.143-15</text:p>
          </table:table-cell>
          <table:table-cell table:style-name="ce10" office:value-type="date" office:date-value="1975-05-19" calcext:value-type="date">
            <text:p>19/05/1975</text:p>
          </table:table-cell>
          <table:table-cell table:style-name="ce6" office:value-type="string" calcext:value-type="string">
            <text:p>CCAB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3-16" calcext:value-type="date">
            <text:p>16/03/2010</text:p>
          </table:table-cell>
          <table:table-cell table:style-name="ce14" office:value-type="string" calcext:value-type="string">
            <text:p>AGR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ELIPE THOMAZ DA CAMAR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667016" calcext:value-type="float">
            <text:p>166701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220.622.848-37</text:p>
          </table:table-cell>
          <table:table-cell table:style-name="ce10" office:value-type="date" office:date-value="1981-05-05" calcext:value-type="date">
            <text:p>05/05/1981</text:p>
          </table:table-cell>
          <table:table-cell table:style-name="ce6" office:value-type="string" calcext:value-type="string">
            <text:p>CCAB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1" office:value-type="date" office:date-value="2008-12-23" calcext:value-type="date">
            <text:p>23/12/2008</text:p>
          </table:table-cell>
          <table:table-cell table:style-name="ce14" office:value-type="string" calcext:value-type="string">
            <text:p>AGR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ERNANDO SEPE GIMB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252985" calcext:value-type="float">
            <text:p>125298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36.551.888-62</text:p>
          </table:table-cell>
          <table:table-cell table:style-name="ce10" office:value-type="date" office:date-value="1985-03-15" calcext:value-type="date">
            <text:p>15/03/1985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2-23" calcext:value-type="date">
            <text:p>23/02/2017</text:p>
          </table:table-cell>
          <table:table-cell table:style-name="ce14" office:value-type="string" calcext:value-type="string">
            <text:p>FILOSOF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LAVIO AUGUSTO XAVIER CARNEIRO PINH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35324" calcext:value-type="float">
            <text:p>233532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7.837.251-09</text:p>
          </table:table-cell>
          <table:table-cell table:style-name="ce10" office:value-type="date" office:date-value="1990-04-21" calcext:value-type="date">
            <text:p>21/04/1990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08-30" calcext:value-type="date">
            <text:p>30/08/2016</text:p>
          </table:table-cell>
          <table:table-cell table:style-name="ce14" office:value-type="string" calcext:value-type="string">
            <text:p>ENGENHARIA CIVIL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RANCINEIDE AMORIM COSTA SANTOS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185326" calcext:value-type="float">
            <text:p>218532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43.638.804-90</text:p>
          </table:table-cell>
          <table:table-cell table:style-name="ce11" office:value-type="date" office:date-value="1980-12-14" calcext:value-type="date">
            <text:p>14/12/1980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5-01-08" calcext:value-type="date">
            <text:p>08/01/2015</text:p>
          </table:table-cell>
          <table:table-cell table:style-name="ce14" office:value-type="string" calcext:value-type="string">
            <text:p>FIS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RANCIONE CHARAPA ALVES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408699" calcext:value-type="float">
            <text:p>240869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87.550.843-20</text:p>
          </table:table-cell>
          <table:table-cell table:style-name="ce10" office:value-type="date" office:date-value="1971-06-11" calcext:value-type="date">
            <text:p>11/06/1971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7-26" calcext:value-type="date">
            <text:p>26/07/2017</text:p>
          </table:table-cell>
          <table:table-cell table:style-name="ce14" office:value-type="string" calcext:value-type="string">
            <text:p>EDU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RANCISCA DAMIANA VIEIR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359819" calcext:value-type="float">
            <text:p>235981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35.773.803-90</text:p>
          </table:table-cell>
          <table:table-cell table:style-name="ce10" office:value-type="date" office:date-value="1990-03-26" calcext:value-type="date">
            <text:p>26/03/1990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1-31" calcext:value-type="date">
            <text:p>31/01/2017</text:p>
          </table:table-cell>
          <table:table-cell table:style-name="ce14" office:value-type="string" calcext:value-type="string">
            <text:p>MATEMAT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RANCISCA MARIA MARTINS PEREIR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808435" calcext:value-type="float">
            <text:p>180843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08.080.413-04</text:p>
          </table:table-cell>
          <table:table-cell table:style-name="ce10" office:value-type="date" office:date-value="1970-05-25" calcext:value-type="date">
            <text:p>25/05/1970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8-27" calcext:value-type="date">
            <text:p>27/08/2010</text:p>
          </table:table-cell>
          <table:table-cell table:style-name="ce14" office:value-type="string" calcext:value-type="string">
            <text:p>ENGENHARIA DE MATERIAS E METALURG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RANCISCA PEREIRA DOS SANTOS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548675" calcext:value-type="float">
            <text:p>154867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66.316.663-68</text:p>
          </table:table-cell>
          <table:table-cell table:style-name="ce10" office:value-type="date" office:date-value="1969-03-26" calcext:value-type="date">
            <text:p>26/03/1969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SOCIOLOG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RANCISCO ALIXANDRE AVILA RODRIGU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569439" calcext:value-type="float">
            <text:p>156943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56.419.173-20</text:p>
          </table:table-cell>
          <table:table-cell table:style-name="ce10" office:value-type="date" office:date-value="1978-02-19" calcext:value-type="date">
            <text:p>19/02/1978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2-09" calcext:value-type="date">
            <text:p>09/02/2017</text:p>
          </table:table-cell>
          <table:table-cell table:style-name="ce14" office:value-type="string" calcext:value-type="string">
            <text:p>ESTATIST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RANCISCO CALVI DA CRUZ JUNIOR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766361" calcext:value-type="float">
            <text:p>276636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963.139.863-34</text:p>
          </table:table-cell>
          <table:table-cell table:style-name="ce10" office:value-type="date" office:date-value="1984-08-20" calcext:value-type="date">
            <text:p>20/08/1984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4-06-04" calcext:value-type="date">
            <text:p>04/06/2014</text:p>
          </table:table-cell>
          <table:table-cell table:style-name="ce14" office:value-type="string" calcext:value-type="string">
            <text:p>MATEMAT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RANCISCO CARLEIAL FEIJO DE S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764567" calcext:value-type="float">
            <text:p>176456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88.895.455-34</text:p>
          </table:table-cell>
          <table:table-cell table:style-name="ce10" office:value-type="date" office:date-value="1978-07-30" calcext:value-type="date">
            <text:p>30/07/1978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10-03-03" calcext:value-type="date">
            <text:p>03/03/2010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RANCISCO DAS CHAGAS ALEXANDRE NUNES DE SOUS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803496" calcext:value-type="float">
            <text:p>180349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997.897.873-91</text:p>
          </table:table-cell>
          <table:table-cell table:style-name="ce10" office:value-type="date" office:date-value="1983-02-09" calcext:value-type="date">
            <text:p>09/02/1983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7-29" calcext:value-type="date">
            <text:p>29/07/2010</text:p>
          </table:table-cell>
          <table:table-cell table:style-name="ce14" office:value-type="string" calcext:value-type="string">
            <text:p>COMUNI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RANCISCO DE ASSIS BENJAMIM FILH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241552" calcext:value-type="float">
            <text:p>124155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22.048.563-12</text:p>
          </table:table-cell>
          <table:table-cell table:style-name="ce10" office:value-type="date" office:date-value="1987-07-03" calcext:value-type="date">
            <text:p>03/07/1987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2-23" calcext:value-type="date">
            <text:p>23/02/2017</text:p>
          </table:table-cell>
          <table:table-cell table:style-name="ce14" office:value-type="string" calcext:value-type="string">
            <text:p>MATEMAT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RANCISCO DRENO VIANA DA SILV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223713" calcext:value-type="float">
            <text:p>222371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260.231.213-49</text:p>
          </table:table-cell>
          <table:table-cell table:style-name="ce10" office:value-type="date" office:date-value="1962-09-01" calcext:value-type="date">
            <text:p>01/09/1962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ADMINISTR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RANCISCO HENRIQUE PEIXOTO DA SILV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506234" calcext:value-type="float">
            <text:p>250623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26.691.943-20</text:p>
          </table:table-cell>
          <table:table-cell table:style-name="ce10" office:value-type="date" office:date-value="1969-04-13" calcext:value-type="date">
            <text:p>13/04/1969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9-09-25" calcext:value-type="date">
            <text:p>25/09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RANCISCO JOSE DA SILV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676572" calcext:value-type="float">
            <text:p>167657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81.103.023-00</text:p>
          </table:table-cell>
          <table:table-cell table:style-name="ce10" office:value-type="date" office:date-value="1973-10-03" calcext:value-type="date">
            <text:p>03/10/1973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FILOSOF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RANCISCO JOSE DE PAULA FILH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513585" calcext:value-type="float">
            <text:p>251358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68.564.393-34</text:p>
          </table:table-cell>
          <table:table-cell table:style-name="ce11" office:value-type="date" office:date-value="1974-12-13" calcext:value-type="date">
            <text:p>13/12/1974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4-06-04" calcext:value-type="date">
            <text:p>04/06/2014</text:p>
          </table:table-cell>
          <table:table-cell table:style-name="ce14" office:value-type="string" calcext:value-type="string">
            <text:p>QUIM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RANCISCO JOSE PEREIRA DE ALMEID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658709" calcext:value-type="float">
            <text:p>265870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229.732.653-04</text:p>
          </table:table-cell>
          <table:table-cell table:style-name="ce10" office:value-type="date" office:date-value="1960-03-19" calcext:value-type="date">
            <text:p>19/03/1960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9-01-27" calcext:value-type="date">
            <text:p>27/01/2009</text:p>
          </table:table-cell>
          <table:table-cell table:style-name="ce14" office:value-type="string" calcext:value-type="string">
            <text:p>ENGENHARIA CIVIL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RANCISCO MARCOS BEZERRA DA CUNH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481182" calcext:value-type="float">
            <text:p>248118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93.990.464-00</text:p>
          </table:table-cell>
          <table:table-cell table:style-name="ce10" office:value-type="date" office:date-value="1953-02-15" calcext:value-type="date">
            <text:p>15/02/1953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6-02-09" calcext:value-type="date">
            <text:p>09/02/2006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RANCISCO NASCIMENTO PEREIRA JUNIOR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185176" calcext:value-type="float">
            <text:p>218517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3.633.503-90</text:p>
          </table:table-cell>
          <table:table-cell table:style-name="ce10" office:value-type="date" office:date-value="1986-01-20" calcext:value-type="date">
            <text:p>20/01/1986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5-01-08" calcext:value-type="date">
            <text:p>08/01/2015</text:p>
          </table:table-cell>
          <table:table-cell table:style-name="ce14" office:value-type="string" calcext:value-type="string">
            <text:p>BIOQUIM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RANCISCO PEREIRA CHAV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103207" calcext:value-type="float">
            <text:p>210320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20.099.953-25</text:p>
          </table:table-cell>
          <table:table-cell table:style-name="ce10" office:value-type="date" office:date-value="1986-01-23" calcext:value-type="date">
            <text:p>23/01/1986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3-17" calcext:value-type="date">
            <text:p>17/03/2017</text:p>
          </table:table-cell>
          <table:table-cell table:style-name="ce14" office:value-type="string" calcext:value-type="string">
            <text:p>MATEMAT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RANCISCO RANIERE MOREIRA DA SILV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080200" calcext:value-type="float">
            <text:p>208020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21.913.373-50</text:p>
          </table:table-cell>
          <table:table-cell table:style-name="ce10" office:value-type="date" office:date-value="1988-06-27" calcext:value-type="date">
            <text:p>27/06/1988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1" office:value-type="date" office:date-value="2013-12-16" calcext:value-type="date">
            <text:p>16/12/2013</text:p>
          </table:table-cell>
          <table:table-cell table:style-name="ce14" office:value-type="string" calcext:value-type="string">
            <text:p>ADMINISTR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RANCISCO RAULE DE SOUS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276094" calcext:value-type="float">
            <text:p>127609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0.166.083-90</text:p>
          </table:table-cell>
          <table:table-cell table:style-name="ce10" office:value-type="date" office:date-value="1986-09-02" calcext:value-type="date">
            <text:p>02/09/1986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2-14" calcext:value-type="date">
            <text:p>14/02/2017</text:p>
          </table:table-cell>
          <table:table-cell table:style-name="ce14" office:value-type="string" calcext:value-type="string">
            <text:p>LETRA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RANCISCO ROBERTO DE AZEVED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548701" calcext:value-type="float">
            <text:p>154870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978.522.954-87</text:p>
          </table:table-cell>
          <table:table-cell table:style-name="ce10" office:value-type="date" office:date-value="1969-08-05" calcext:value-type="date">
            <text:p>05/08/1969</text:p>
          </table:table-cell>
          <table:table-cell table:style-name="ce6" office:value-type="string" calcext:value-type="string">
            <text:p>CCAB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AGR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RANCISCO WEBER DOS ANJO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413459" calcext:value-type="float">
            <text:p>241345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37.208.543-53</text:p>
          </table:table-cell>
          <table:table-cell table:style-name="ce10" office:value-type="date" office:date-value="1972-04-28" calcext:value-type="date">
            <text:p>28/04/1972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2-26" calcext:value-type="date">
            <text:p>26/02/2010</text:p>
          </table:table-cell>
          <table:table-cell table:style-name="ce14" office:value-type="string" calcext:value-type="string">
            <text:p>ARTE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FRANCISCO WIRLEY PAULINO RIBEIR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34847" calcext:value-type="float">
            <text:p>233484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1.934.103-47</text:p>
          </table:table-cell>
          <table:table-cell table:style-name="ce10" office:value-type="date" office:date-value="1985-10-05" calcext:value-type="date">
            <text:p>05/10/1985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08-16" calcext:value-type="date">
            <text:p>16/08/2016</text:p>
          </table:table-cell>
          <table:table-cell table:style-name="ce14" office:value-type="string" calcext:value-type="string">
            <text:p>QUIM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GEAMBERG EINSTEIN CRUZ MACED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3444792" calcext:value-type="float">
            <text:p>344479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51.977.583-68</text:p>
          </table:table-cell>
          <table:table-cell table:style-name="ce10" office:value-type="date" office:date-value="1974-07-01" calcext:value-type="date">
            <text:p>01/07/1974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9-08-04" calcext:value-type="date">
            <text:p>04/08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GEORGE JOAQUIM GARCIA SANTO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36866" calcext:value-type="float">
            <text:p>233686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01.695.465-35</text:p>
          </table:table-cell>
          <table:table-cell table:style-name="ce10" office:value-type="date" office:date-value="1980-05-04" calcext:value-type="date">
            <text:p>04/05/1980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09-06" calcext:value-type="date">
            <text:p>06/09/2016</text:p>
          </table:table-cell>
          <table:table-cell table:style-name="ce14" office:value-type="string" calcext:value-type="string">
            <text:p>BIOLOG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GEOVANI DE OLIVEIRA TAVAR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793129" calcext:value-type="float">
            <text:p>179312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66.688.003-78</text:p>
          </table:table-cell>
          <table:table-cell table:style-name="ce10" office:value-type="date" office:date-value="1967-07-01" calcext:value-type="date">
            <text:p>01/07/1967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6-24" calcext:value-type="date">
            <text:p>24/06/2010</text:p>
          </table:table-cell>
          <table:table-cell table:style-name="ce14" office:value-type="string" calcext:value-type="string">
            <text:p>DIREIT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GILSON FRANCISCO DE OLIVEIRA JUNIOR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410744" calcext:value-type="float">
            <text:p>241074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80.612.954-90</text:p>
          </table:table-cell>
          <table:table-cell table:style-name="ce10" office:value-type="date" office:date-value="1989-04-05" calcext:value-type="date">
            <text:p>05/04/1989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8-02" calcext:value-type="date">
            <text:p>02/08/2017</text:p>
          </table:table-cell>
          <table:table-cell table:style-name="ce14" office:value-type="string" calcext:value-type="string">
            <text:p>FIS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GISELE PEREIRA GAMA GARCI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259424" calcext:value-type="float">
            <text:p>125942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33.390.463-01</text:p>
          </table:table-cell>
          <table:table-cell table:style-name="ce10" office:value-type="date" office:date-value="1991-05-28" calcext:value-type="date">
            <text:p>28/05/1991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1-31" calcext:value-type="date">
            <text:p>31/01/2017</text:p>
          </table:table-cell>
          <table:table-cell table:style-name="ce14" office:value-type="string" calcext:value-type="string">
            <text:p>PSICOLOG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GISLENE FARIAS DE OLIVEIR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350174" calcext:value-type="float">
            <text:p>135017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198.716.944-15</text:p>
          </table:table-cell>
          <table:table-cell table:style-name="ce10" office:value-type="date" office:date-value="1960-04-12" calcext:value-type="date">
            <text:p>12/04/1960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40h</text:p>
          </table:table-cell>
          <table:table-cell table:style-name="ce10" office:value-type="date" office:date-value="2002-04-10" calcext:value-type="date">
            <text:p>10/04/2002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HALANA ADELINO BRANDA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891891" calcext:value-type="float">
            <text:p>289189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41.317.213-68</text:p>
          </table:table-cell>
          <table:table-cell table:style-name="ce10" office:value-type="date" office:date-value="1980-03-19" calcext:value-type="date">
            <text:p>19/03/1980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3-04-24" calcext:value-type="date">
            <text:p>24/04/2013</text:p>
          </table:table-cell>
          <table:table-cell table:style-name="ce14" office:value-type="string" calcext:value-type="string">
            <text:p>ADMINISTR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HEBERTY DI TARSO FERNANDES FACUND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364396" calcext:value-type="float">
            <text:p>136439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71.243.593-68</text:p>
          </table:table-cell>
          <table:table-cell table:style-name="ce10" office:value-type="date" office:date-value="1977-09-13" calcext:value-type="date">
            <text:p>13/09/1977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1" office:value-type="date" office:date-value="2012-10-11" calcext:value-type="date">
            <text:p>11/10/2012</text:p>
          </table:table-cell>
          <table:table-cell table:style-name="ce14" office:value-type="string" calcext:value-type="string">
            <text:p>BIOQUIM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HELLEN LUCIA CRUZ CALDAS LINS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506213" calcext:value-type="float">
            <text:p>250621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65.872.173-20</text:p>
          </table:table-cell>
          <table:table-cell table:style-name="ce10" office:value-type="date" office:date-value="1971-04-28" calcext:value-type="date">
            <text:p>28/04/1971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17-02-03" calcext:value-type="date">
            <text:p>03/02/2017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HIDEMBURGO GONCALVES ROCH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348411" calcext:value-type="float">
            <text:p>134841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157.118.383-34</text:p>
          </table:table-cell>
          <table:table-cell table:style-name="ce10" office:value-type="date" office:date-value="1959-04-30" calcext:value-type="date">
            <text:p>30/04/1959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2-04-10" calcext:value-type="date">
            <text:p>10/04/2002</text:p>
          </table:table-cell>
          <table:table-cell table:style-name="ce14" office:value-type="string" calcext:value-type="string">
            <text:p>BIOQUIM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INGRID MAZZA MATOS RAMOS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933305" calcext:value-type="float">
            <text:p>193330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919.403.973-91</text:p>
          </table:table-cell>
          <table:table-cell table:style-name="ce10" office:value-type="date" office:date-value="1982-04-15" calcext:value-type="date">
            <text:p>15/04/1982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2-03-27" calcext:value-type="date">
            <text:p>27/03/2012</text:p>
          </table:table-cell>
          <table:table-cell table:style-name="ce14" office:value-type="string" calcext:value-type="string">
            <text:p>ADMINISTR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IRANI RIBEIRO VIEIRA LOPES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676507" calcext:value-type="float">
            <text:p>167650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223.941.923-72</text:p>
          </table:table-cell>
          <table:table-cell table:style-name="ce10" office:value-type="date" office:date-value="1962-09-08" calcext:value-type="date">
            <text:p>08/09/1962</text:p>
          </table:table-cell>
          <table:table-cell table:style-name="ce6" office:value-type="string" calcext:value-type="string">
            <text:p>CCAB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ZOOTECN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IRI SANDRO PAMPOLHA LIM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582142" calcext:value-type="float">
            <text:p>258214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46.902.083-87</text:p>
          </table:table-cell>
          <table:table-cell table:style-name="ce10" office:value-type="date" office:date-value="1977-05-05" calcext:value-type="date">
            <text:p>05/05/1977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1" office:value-type="date" office:date-value="2012-10-11" calcext:value-type="date">
            <text:p>11/10/2012</text:p>
          </table:table-cell>
          <table:table-cell table:style-name="ce14" office:value-type="string" calcext:value-type="string">
            <text:p>BIOQUIM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IRMA GRACIELLE CARVALHO DE OLIVEIRA SOUZ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839444" calcext:value-type="float">
            <text:p>183944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25.938.354-60</text:p>
          </table:table-cell>
          <table:table-cell table:style-name="ce10" office:value-type="date" office:date-value="1977-07-27" calcext:value-type="date">
            <text:p>27/07/1977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1-02-04" calcext:value-type="date">
            <text:p>04/02/2011</text:p>
          </table:table-cell>
          <table:table-cell table:style-name="ce14" office:value-type="string" calcext:value-type="string">
            <text:p>BIBLIOTEC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ISAAC BRITO ROQUE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3111609" calcext:value-type="float">
            <text:p>311160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21.222.463-83</text:p>
          </table:table-cell>
          <table:table-cell table:style-name="ce10" office:value-type="date" office:date-value="1987-09-03" calcext:value-type="date">
            <text:p>03/09/1987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1" office:value-type="date" office:date-value="2015-12-21" calcext:value-type="date">
            <text:p>21/12/2015</text:p>
          </table:table-cell>
          <table:table-cell table:style-name="ce14" office:value-type="string" calcext:value-type="string">
            <text:p>ARTE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ISAURA ELAINE GONCALVES MOREIRA ROCH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315742" calcext:value-type="float">
            <text:p>231574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59.004.003-44</text:p>
          </table:table-cell>
          <table:table-cell table:style-name="ce10" office:value-type="date" office:date-value="1973-05-10" calcext:value-type="date">
            <text:p>10/05/1973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40h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ISAURA RUTE GINO DE AZEVED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764605" calcext:value-type="float">
            <text:p>176460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77.356.493-04</text:p>
          </table:table-cell>
          <table:table-cell table:style-name="ce10" office:value-type="date" office:date-value="1974-09-24" calcext:value-type="date">
            <text:p>24/09/1974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3-03" calcext:value-type="date">
            <text:p>03/03/2010</text:p>
          </table:table-cell>
          <table:table-cell table:style-name="ce14" office:value-type="string" calcext:value-type="string">
            <text:p>EDU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ITALO ROMULO DE HOLANDA FERR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809002" calcext:value-type="float">
            <text:p>180900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09.391.854-23</text:p>
          </table:table-cell>
          <table:table-cell table:style-name="ce10" office:value-type="date" office:date-value="1977-08-07" calcext:value-type="date">
            <text:p>07/08/1977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8-27" calcext:value-type="date">
            <text:p>27/08/2010</text:p>
          </table:table-cell>
          <table:table-cell table:style-name="ce14" office:value-type="string" calcext:value-type="string">
            <text:p>ARTE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IVAN SATUF REZENDE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68261" calcext:value-type="float">
            <text:p>236826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37.361.766-60</text:p>
          </table:table-cell>
          <table:table-cell table:style-name="ce10" office:value-type="date" office:date-value="1980-02-07" calcext:value-type="date">
            <text:p>07/02/1980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1-31" calcext:value-type="date">
            <text:p>31/01/2017</text:p>
          </table:table-cell>
          <table:table-cell table:style-name="ce14" office:value-type="string" calcext:value-type="string">
            <text:p>COMUNI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IVANIO LOPES DE AZEVEDO JUNIOR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651301" calcext:value-type="float">
            <text:p>165130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00.870.193-88</text:p>
          </table:table-cell>
          <table:table-cell table:style-name="ce11" office:value-type="date" office:date-value="1983-12-27" calcext:value-type="date">
            <text:p>27/12/1983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8-09-09" calcext:value-type="date">
            <text:p>09/09/2008</text:p>
          </table:table-cell>
          <table:table-cell table:style-name="ce14" office:value-type="string" calcext:value-type="string">
            <text:p>FILOSOF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IVES ROMERO TAVARES DO NASCIMENT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053060" calcext:value-type="float">
            <text:p>105306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03.960.243-51</text:p>
          </table:table-cell>
          <table:table-cell table:style-name="ce10" office:value-type="date" office:date-value="1985-07-25" calcext:value-type="date">
            <text:p>25/07/1985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4-06-27" calcext:value-type="date">
            <text:p>27/06/2014</text:p>
          </table:table-cell>
          <table:table-cell table:style-name="ce14" office:value-type="string" calcext:value-type="string">
            <text:p>ADMINISTR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IVY FRANCIELLE HIGINO MARTINS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3008978" calcext:value-type="float">
            <text:p>3008978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82.971.486-37</text:p>
          </table:table-cell>
          <table:table-cell table:style-name="ce10" office:value-type="date" office:date-value="1988-07-06" calcext:value-type="date">
            <text:p>06/07/1988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8-01-24" calcext:value-type="date">
            <text:p>24/01/2018</text:p>
          </table:table-cell>
          <table:table-cell table:style-name="ce14" office:value-type="string" calcext:value-type="string">
            <text:p>ARTE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ACIARA BEZERRA MARQUES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608787" calcext:value-type="float">
            <text:p>260878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16.508.033-20</text:p>
          </table:table-cell>
          <table:table-cell table:style-name="ce10" office:value-type="date" office:date-value="1976-02-12" calcext:value-type="date">
            <text:p>12/02/1976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20h</text:p>
          </table:table-cell>
          <table:table-cell table:style-name="ce11" office:value-type="date" office:date-value="2016-10-13" calcext:value-type="date">
            <text:p>13/10/2016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ACQUELINE COSMO ANDRADE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140426" calcext:value-type="float">
            <text:p>214042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20.529.193-76</text:p>
          </table:table-cell>
          <table:table-cell table:style-name="ce10" office:value-type="date" office:date-value="1987-04-23" calcext:value-type="date">
            <text:p>23/04/1987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4-07-21" calcext:value-type="date">
            <text:p>21/07/2014</text:p>
          </table:table-cell>
          <table:table-cell table:style-name="ce14" office:value-type="string" calcext:value-type="string">
            <text:p>BIOLOG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ANAILTON COUTINH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767223" calcext:value-type="float">
            <text:p>176722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913.506.203-78</text:p>
          </table:table-cell>
          <table:table-cell table:style-name="ce10" office:value-type="date" office:date-value="1983-02-01" calcext:value-type="date">
            <text:p>01/02/1983</text:p>
          </table:table-cell>
          <table:table-cell table:style-name="ce6" office:value-type="string" calcext:value-type="string">
            <text:p>CCAB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8-06-13" calcext:value-type="date">
            <text:p>13/06/2018</text:p>
          </table:table-cell>
          <table:table-cell table:style-name="ce14" office:value-type="string" calcext:value-type="string">
            <text:p>AGR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AQUELINE DOURADO DO NASCIMENT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239928" calcext:value-type="float">
            <text:p>2239928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96.819.215-34</text:p>
          </table:table-cell>
          <table:table-cell table:style-name="ce10" office:value-type="date" office:date-value="1981-02-09" calcext:value-type="date">
            <text:p>09/02/1981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5-06-29" calcext:value-type="date">
            <text:p>29/06/2015</text:p>
          </table:table-cell>
          <table:table-cell table:style-name="ce14" office:value-type="string" calcext:value-type="string">
            <text:p>EDU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ENIFFER DE NADAE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315016" calcext:value-type="float">
            <text:p>231501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28.864.948-95</text:p>
          </table:table-cell>
          <table:table-cell table:style-name="ce10" office:value-type="date" office:date-value="1985-09-06" calcext:value-type="date">
            <text:p>06/09/1985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05-16" calcext:value-type="date">
            <text:p>16/05/2016</text:p>
          </table:table-cell>
          <table:table-cell table:style-name="ce14" office:value-type="string" calcext:value-type="string">
            <text:p>ENGENHARIA DE PRODU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EOVA TORRES SILVA JUNIOR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466058" calcext:value-type="float">
            <text:p>1466058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525.813.063-00</text:p>
          </table:table-cell>
          <table:table-cell table:style-name="ce10" office:value-type="date" office:date-value="1973-11-09" calcext:value-type="date">
            <text:p>09/11/1973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ADMINISTR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OAO ADOLFO RIBEIRO BANDEIR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033526" calcext:value-type="float">
            <text:p>103352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3.668.493-96</text:p>
          </table:table-cell>
          <table:table-cell table:style-name="ce10" office:value-type="date" office:date-value="1987-07-13" calcext:value-type="date">
            <text:p>13/07/1987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5-06-29" calcext:value-type="date">
            <text:p>29/06/2015</text:p>
          </table:table-cell>
          <table:table-cell table:style-name="ce14" office:value-type="string" calcext:value-type="string">
            <text:p>DIREIT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OAO ANANIAS MACHADO FILH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52200" calcext:value-type="float">
            <text:p>235220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219.470.153-20</text:p>
          </table:table-cell>
          <table:table-cell table:style-name="ce10" office:value-type="date" office:date-value="1962-02-04" calcext:value-type="date">
            <text:p>04/02/1962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4-02-03" calcext:value-type="date">
            <text:p>03/02/2004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OAO BARBOSA DE SOUZA NET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276623" calcext:value-type="float">
            <text:p>127662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59.151.134-00</text:p>
          </table:table-cell>
          <table:table-cell table:style-name="ce10" office:value-type="date" office:date-value="1965-07-23" calcext:value-type="date">
            <text:p>23/07/1965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2-22" calcext:value-type="date">
            <text:p>22/02/2017</text:p>
          </table:table-cell>
          <table:table-cell table:style-name="ce14" office:value-type="string" calcext:value-type="string">
            <text:p>ENGENHARIA CIVIL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OAO BATISTA ALVES DE OLIVEIRA FILH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269926" calcext:value-type="float">
            <text:p>226992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0.126.113-61</text:p>
          </table:table-cell>
          <table:table-cell table:style-name="ce10" office:value-type="date" office:date-value="1986-08-19" calcext:value-type="date">
            <text:p>19/08/1986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DE</text:p>
          </table:table-cell>
          <table:table-cell table:style-name="ce11" office:value-type="date" office:date-value="2015-12-14" calcext:value-type="date">
            <text:p>14/12/2015</text:p>
          </table:table-cell>
          <table:table-cell table:style-name="ce14" office:value-type="string" calcext:value-type="string">
            <text:p>LETRA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OAO HERMINIO DA SILV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06210" calcext:value-type="float">
            <text:p>230621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113.950.953-53</text:p>
          </table:table-cell>
          <table:table-cell table:style-name="ce10" office:value-type="date" office:date-value="1961-04-02" calcext:value-type="date">
            <text:p>02/04/1961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3-16" calcext:value-type="date">
            <text:p>16/03/2010</text:p>
          </table:table-cell>
          <table:table-cell table:style-name="ce14" office:value-type="string" calcext:value-type="string">
            <text:p>FIS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OAO LUIS SOARES STUDART GUIMARA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13654" calcext:value-type="float">
            <text:p>231365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962.016.143-20</text:p>
          </table:table-cell>
          <table:table-cell table:style-name="ce11" office:value-type="date" office:date-value="1983-10-26" calcext:value-type="date">
            <text:p>26/10/1983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05-27" calcext:value-type="date">
            <text:p>27/05/2016</text:p>
          </table:table-cell>
          <table:table-cell table:style-name="ce14" office:value-type="string" calcext:value-type="string">
            <text:p>EDU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OB SARAIVA FURTADO NET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18741" calcext:value-type="float">
            <text:p>231874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30.255.043-74</text:p>
          </table:table-cell>
          <table:table-cell table:style-name="ce10" office:value-type="date" office:date-value="1989-08-22" calcext:value-type="date">
            <text:p>22/08/1989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06-06" calcext:value-type="date">
            <text:p>06/06/2016</text:p>
          </table:table-cell>
          <table:table-cell table:style-name="ce14" office:value-type="string" calcext:value-type="string">
            <text:p>FIS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OEL BOECHAT DE MORAIS JUNIOR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445553" calcext:value-type="float">
            <text:p>144555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26.729.624-05</text:p>
          </table:table-cell>
          <table:table-cell table:style-name="ce10" office:value-type="date" office:date-value="1977-02-13" calcext:value-type="date">
            <text:p>13/02/1977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ONATHAS LUIZ CARVALHO SILV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627085" calcext:value-type="float">
            <text:p>262708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02.638.803-03</text:p>
          </table:table-cell>
          <table:table-cell table:style-name="ce10" office:value-type="date" office:date-value="1983-04-27" calcext:value-type="date">
            <text:p>27/04/1983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BIBLIOTEC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ORGE ANDRE CARTAXO PEIXOT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752159" calcext:value-type="float">
            <text:p>275215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214.400.933-34</text:p>
          </table:table-cell>
          <table:table-cell table:style-name="ce10" office:value-type="date" office:date-value="1964-02-09" calcext:value-type="date">
            <text:p>09/02/1964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20h</text:p>
          </table:table-cell>
          <table:table-cell table:style-name="ce11" office:value-type="date" office:date-value="2016-10-11" calcext:value-type="date">
            <text:p>11/10/2016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OSE ANDERSON FREIRE SAND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794012" calcext:value-type="float">
            <text:p>179401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96.440.321-87</text:p>
          </table:table-cell>
          <table:table-cell table:style-name="ce11" office:value-type="date" office:date-value="1954-10-21" calcext:value-type="date">
            <text:p>21/10/1954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6-24" calcext:value-type="date">
            <text:p>24/06/2010</text:p>
          </table:table-cell>
          <table:table-cell table:style-name="ce14" office:value-type="string" calcext:value-type="string">
            <text:p>COMUNI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OSE EUCLIDES GOMES DA SILV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35827" calcext:value-type="float">
            <text:p>233582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2.288.933-90</text:p>
          </table:table-cell>
          <table:table-cell table:style-name="ce11" office:value-type="date" office:date-value="1985-11-10" calcext:value-type="date">
            <text:p>10/11/1985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08-16" calcext:value-type="date">
            <text:p>16/08/2016</text:p>
          </table:table-cell>
          <table:table-cell table:style-name="ce14" office:value-type="string" calcext:value-type="string">
            <text:p>FIS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OSE GLADSTONE ALMEIDA JUNIOR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41754" calcext:value-type="float">
            <text:p>234175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00.187.813-73</text:p>
          </table:table-cell>
          <table:table-cell table:style-name="ce10" office:value-type="date" office:date-value="1989-10-06" calcext:value-type="date">
            <text:p>06/10/1989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1" office:value-type="date" office:date-value="2016-10-13" calcext:value-type="date">
            <text:p>13/10/2016</text:p>
          </table:table-cell>
          <table:table-cell table:style-name="ce14" office:value-type="string" calcext:value-type="string">
            <text:p>FILOSOF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OSE GLAUCO NOROES XENOFONTE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656800" calcext:value-type="float">
            <text:p>265680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34.049.013-04</text:p>
          </table:table-cell>
          <table:table-cell table:style-name="ce10" office:value-type="date" office:date-value="1972-07-01" calcext:value-type="date">
            <text:p>01/07/1972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OSE MARCILIO NICODEMOS DA CRUZ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3485845" calcext:value-type="float">
            <text:p>348584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132.563.354-20</text:p>
          </table:table-cell>
          <table:table-cell table:style-name="ce10" office:value-type="date" office:date-value="1954-08-25" calcext:value-type="date">
            <text:p>25/08/1954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9-08-04" calcext:value-type="date">
            <text:p>04/08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OSE MAURICIO PEREIRA LOP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506942" calcext:value-type="float">
            <text:p>250694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912.466.605-04</text:p>
          </table:table-cell>
          <table:table-cell table:style-name="ce10" office:value-type="date" office:date-value="1977-07-20" calcext:value-type="date">
            <text:p>20/07/1977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OSE PERICLES MAGALHAES VASCONCELO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3440353" calcext:value-type="float">
            <text:p>344035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46.847.863-15</text:p>
          </table:table-cell>
          <table:table-cell table:style-name="ce10" office:value-type="date" office:date-value="1962-04-14" calcext:value-type="date">
            <text:p>14/04/1962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40h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OSE ROBERTO CARDOSO DA CUNH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677092" calcext:value-type="float">
            <text:p>167709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511.553.543-20</text:p>
          </table:table-cell>
          <table:table-cell table:style-name="ce11" office:value-type="date" office:date-value="1973-11-14" calcext:value-type="date">
            <text:p>14/11/1973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FILOSOF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OSE ROBSON MAIA DE ALMEID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764691" calcext:value-type="float">
            <text:p>176469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96.432.593-15</text:p>
          </table:table-cell>
          <table:table-cell table:style-name="ce10" office:value-type="date" office:date-value="1982-06-16" calcext:value-type="date">
            <text:p>16/06/1982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3-03" calcext:value-type="date">
            <text:p>03/03/2010</text:p>
          </table:table-cell>
          <table:table-cell table:style-name="ce14" office:value-type="string" calcext:value-type="string">
            <text:p>ARTE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OSE VALMIR FEITOS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6292234" calcext:value-type="float">
            <text:p>629223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113.615.813-87</text:p>
          </table:table-cell>
          <table:table-cell table:style-name="ce11" office:value-type="date" office:date-value="1959-12-22" calcext:value-type="date">
            <text:p>22/12/1959</text:p>
          </table:table-cell>
          <table:table-cell table:style-name="ce6" office:value-type="string" calcext:value-type="string">
            <text:p>CCAB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MEDICINA VETERINAR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OUBERT DE ALBUQUERQUE ARRAI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69073" calcext:value-type="float">
            <text:p>236907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16.879.363-15</text:p>
          </table:table-cell>
          <table:table-cell table:style-name="ce10" office:value-type="date" office:date-value="1977-02-23" calcext:value-type="date">
            <text:p>23/02/1977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2-01" calcext:value-type="date">
            <text:p>01/02/2017</text:p>
          </table:table-cell>
          <table:table-cell table:style-name="ce14" office:value-type="string" calcext:value-type="string">
            <text:p>COMUNI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UAN CARLOS ALVAREZ PIZARR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881416" calcext:value-type="float">
            <text:p>188141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00.009.983-54</text:p>
          </table:table-cell>
          <table:table-cell table:style-name="ce10" office:value-type="date" office:date-value="1972-04-19" calcext:value-type="date">
            <text:p>19/04/1972</text:p>
          </table:table-cell>
          <table:table-cell table:style-name="ce6" office:value-type="string" calcext:value-type="string">
            <text:p>CCAB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1-07-28" calcext:value-type="date">
            <text:p>28/07/2011</text:p>
          </table:table-cell>
          <table:table-cell table:style-name="ce14" office:value-type="string" calcext:value-type="string">
            <text:p>BIOQUIM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UCIELDO FERREIRA ALEXANDRE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140131" calcext:value-type="float">
            <text:p>214013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02.644.323-63</text:p>
          </table:table-cell>
          <table:table-cell table:style-name="ce10" office:value-type="date" office:date-value="1984-07-03" calcext:value-type="date">
            <text:p>03/07/1984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4-07-21" calcext:value-type="date">
            <text:p>21/07/2014</text:p>
          </table:table-cell>
          <table:table-cell table:style-name="ce14" office:value-type="string" calcext:value-type="string">
            <text:p>HISTOR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ULIANA LOSS JUST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803861" calcext:value-type="float">
            <text:p>180386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02.867.043-40</text:p>
          </table:table-cell>
          <table:table-cell table:style-name="ce10" office:value-type="date" office:date-value="1984-06-24" calcext:value-type="date">
            <text:p>24/06/1984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7-29" calcext:value-type="date">
            <text:p>29/07/2010</text:p>
          </table:table-cell>
          <table:table-cell table:style-name="ce14" office:value-type="string" calcext:value-type="string">
            <text:p>ARTE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ULIANA LOTIF ARAUJ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030489" calcext:value-type="float">
            <text:p>203048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78.917.673-00</text:p>
          </table:table-cell>
          <table:table-cell table:style-name="ce10" office:value-type="date" office:date-value="1980-08-14" calcext:value-type="date">
            <text:p>14/08/1980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3-05-31" calcext:value-type="date">
            <text:p>31/05/2013</text:p>
          </table:table-cell>
          <table:table-cell table:style-name="ce14" office:value-type="string" calcext:value-type="string">
            <text:p>COMUNI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JUSCELINO PEREIRA SILV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453126" calcext:value-type="float">
            <text:p>245312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37.207.313-91</text:p>
          </table:table-cell>
          <table:table-cell table:style-name="ce10" office:value-type="date" office:date-value="1979-08-22" calcext:value-type="date">
            <text:p>22/08/1979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4-06-13" calcext:value-type="date">
            <text:p>13/06/2014</text:p>
          </table:table-cell>
          <table:table-cell table:style-name="ce14" office:value-type="string" calcext:value-type="string">
            <text:p>MATEMAT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KAMILA CAMARA CORREI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123441" calcext:value-type="float">
            <text:p>112344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54.821.814-56</text:p>
          </table:table-cell>
          <table:table-cell table:style-name="ce10" office:value-type="date" office:date-value="1984-05-15" calcext:value-type="date">
            <text:p>15/05/1984</text:p>
          </table:table-cell>
          <table:table-cell table:style-name="ce6" office:value-type="string" calcext:value-type="string">
            <text:p>CCAB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4-07-21" calcext:value-type="date">
            <text:p>21/07/2014</text:p>
          </table:table-cell>
          <table:table-cell table:style-name="ce14" office:value-type="string" calcext:value-type="string">
            <text:p>AGR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LAEDNA SOUTO NEIV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039613" calcext:value-type="float">
            <text:p>203961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32.285.834-81</text:p>
          </table:table-cell>
          <table:table-cell table:style-name="ce10" office:value-type="date" office:date-value="1979-01-11" calcext:value-type="date">
            <text:p>11/01/1979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3-07-08" calcext:value-type="date">
            <text:p>08/07/2013</text:p>
          </table:table-cell>
          <table:table-cell table:style-name="ce14" office:value-type="string" calcext:value-type="string">
            <text:p>ENGENHARIA DE MATERIAS E METALURG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LAURA HEVILA INOCENCIO LEITE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222214" calcext:value-type="float">
            <text:p>222221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27.037.623-21</text:p>
          </table:table-cell>
          <table:table-cell table:style-name="ce10" office:value-type="date" office:date-value="1989-07-27" calcext:value-type="date">
            <text:p>27/07/1989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5-04-24" calcext:value-type="date">
            <text:p>24/04/2015</text:p>
          </table:table-cell>
          <table:table-cell table:style-name="ce14" office:value-type="string" calcext:value-type="string">
            <text:p>BIOLOG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LEANDRO DA SILVA TAVAR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72885" calcext:value-type="float">
            <text:p>237288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227.768.138-56</text:p>
          </table:table-cell>
          <table:table-cell table:style-name="ce10" office:value-type="date" office:date-value="1988-07-09" calcext:value-type="date">
            <text:p>09/07/1988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2-23" calcext:value-type="date">
            <text:p>23/02/2017</text:p>
          </table:table-cell>
          <table:table-cell table:style-name="ce14" office:value-type="string" calcext:value-type="string">
            <text:p>MATEMAT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LEANDRO SARAIVA DANTAS DE OLIVEIR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055913" calcext:value-type="float">
            <text:p>105591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1.568.164-75</text:p>
          </table:table-cell>
          <table:table-cell table:style-name="ce10" office:value-type="date" office:date-value="1983-03-26" calcext:value-type="date">
            <text:p>26/03/1983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8-02" calcext:value-type="date">
            <text:p>02/08/2017</text:p>
          </table:table-cell>
          <table:table-cell table:style-name="ce14" office:value-type="string" calcext:value-type="string">
            <text:p>CIENCIAS CONTABEI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LEDJANE LIMA SOBRINH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803531" calcext:value-type="float">
            <text:p>180353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79.470.455-34</text:p>
          </table:table-cell>
          <table:table-cell table:style-name="ce10" office:value-type="date" office:date-value="1975-09-28" calcext:value-type="date">
            <text:p>28/09/1975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7-29" calcext:value-type="date">
            <text:p>29/07/2010</text:p>
          </table:table-cell>
          <table:table-cell table:style-name="ce14" office:value-type="string" calcext:value-type="string">
            <text:p>ENGENHARIA DE MATERIAS E METALURG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LEILA SILVEIRA VIEIRA DA SILV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421545" calcext:value-type="float">
            <text:p>242154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41.391.074-72</text:p>
          </table:table-cell>
          <table:table-cell table:style-name="ce10" office:value-type="date" office:date-value="1969-05-21" calcext:value-type="date">
            <text:p>21/05/1969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20h</text:p>
          </table:table-cell>
          <table:table-cell table:style-name="ce11" office:value-type="date" office:date-value="2008-11-14" calcext:value-type="date">
            <text:p>14/11/2008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LETICIA CAETANO DA SILV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209512" calcext:value-type="float">
            <text:p>120951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20.151.758-57</text:p>
          </table:table-cell>
          <table:table-cell table:style-name="ce10" office:value-type="date" office:date-value="1983-03-11" calcext:value-type="date">
            <text:p>11/03/1983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05-23" calcext:value-type="date">
            <text:p>23/05/2016</text:p>
          </table:table-cell>
          <table:table-cell table:style-name="ce14" office:value-type="string" calcext:value-type="string">
            <text:p>QUIM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LIANA DE ANDRADE ESMERALDO PEREIR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645100" calcext:value-type="float">
            <text:p>164510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47.882.153-49</text:p>
          </table:table-cell>
          <table:table-cell table:style-name="ce10" office:value-type="date" office:date-value="1972-08-07" calcext:value-type="date">
            <text:p>07/08/1972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8-08-06" calcext:value-type="date">
            <text:p>06/08/2008</text:p>
          </table:table-cell>
          <table:table-cell table:style-name="ce14" office:value-type="string" calcext:value-type="string">
            <text:p>PSICOLOG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LILIAN MEDEIROS GONDIM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676595" calcext:value-type="float">
            <text:p>167659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22.719.973-72</text:p>
          </table:table-cell>
          <table:table-cell table:style-name="ce10" office:value-type="date" office:date-value="1981-05-02" calcext:value-type="date">
            <text:p>02/05/1981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ENGENHARIA CIVIL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LISIENE SIEBRA DE DEUS E ALBUQUERQUE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585619" calcext:value-type="float">
            <text:p>258561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156.850.633-34</text:p>
          </table:table-cell>
          <table:table-cell table:style-name="ce11" office:value-type="date" office:date-value="1959-11-28" calcext:value-type="date">
            <text:p>28/11/1959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LUCAS ALMEIDA SERAFIM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535687" calcext:value-type="float">
            <text:p>253568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970.969.893-15</text:p>
          </table:table-cell>
          <table:table-cell table:style-name="ce10" office:value-type="date" office:date-value="1982-07-18" calcext:value-type="date">
            <text:p>18/07/1982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6-26" calcext:value-type="date">
            <text:p>26/06/2006</text:p>
          </table:table-cell>
          <table:table-cell table:style-name="ce14" office:value-type="string" calcext:value-type="string">
            <text:p>BIBLIOTEC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LUCIMAR DA SILVA SANTIAG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677103" calcext:value-type="float">
            <text:p>167710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35.632.183-15</text:p>
          </table:table-cell>
          <table:table-cell table:style-name="ce10" office:value-type="date" office:date-value="1976-05-11" calcext:value-type="date">
            <text:p>11/05/1976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ENGENHARIA CIVIL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LUIS CELESTINO DE FRANCA JUNIOR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579751" calcext:value-type="float">
            <text:p>257975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81.696.403-00</text:p>
          </table:table-cell>
          <table:table-cell table:style-name="ce10" office:value-type="date" office:date-value="1978-05-30" calcext:value-type="date">
            <text:p>30/05/1978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3-16" calcext:value-type="date">
            <text:p>16/03/2010</text:p>
          </table:table-cell>
          <table:table-cell table:style-name="ce14" office:value-type="string" calcext:value-type="string">
            <text:p>COMUNI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LUIZ ALBERTO RIBEIRO MENDONC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53803" calcext:value-type="float">
            <text:p>235380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25.857.213-53</text:p>
          </table:table-cell>
          <table:table-cell table:style-name="ce10" office:value-type="date" office:date-value="1965-05-18" calcext:value-type="date">
            <text:p>18/05/1965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MULTIDISCIPLINAR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LUIZ MANOEL LOP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548732" calcext:value-type="float">
            <text:p>154873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60.711.567-34</text:p>
          </table:table-cell>
          <table:table-cell table:style-name="ce10" office:value-type="date" office:date-value="1956-09-05" calcext:value-type="date">
            <text:p>05/09/1956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FILOSOF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NOEL DEISSON XENOFONTE ARAUJ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262431" calcext:value-type="float">
            <text:p>126243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03.989.793-16</text:p>
          </table:table-cell>
          <table:table-cell table:style-name="ce11" office:value-type="date" office:date-value="1983-12-12" calcext:value-type="date">
            <text:p>12/12/1983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8-04-19" calcext:value-type="date">
            <text:p>19/04/2018</text:p>
          </table:table-cell>
          <table:table-cell table:style-name="ce14" office:value-type="string" calcext:value-type="string">
            <text:p>ARTE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CELO CRUZ OLIVEIR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494114" calcext:value-type="float">
            <text:p>249411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908.278.134-49</text:p>
          </table:table-cell>
          <table:table-cell table:style-name="ce10" office:value-type="date" office:date-value="1975-07-08" calcext:value-type="date">
            <text:p>08/07/1975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GRADU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CELO EDUARDO LEITE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772197" calcext:value-type="float">
            <text:p>177219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191.663.098-75</text:p>
          </table:table-cell>
          <table:table-cell table:style-name="ce11" office:value-type="date" office:date-value="1965-10-15" calcext:value-type="date">
            <text:p>15/10/1965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3-16" calcext:value-type="date">
            <text:p>16/03/2010</text:p>
          </table:table-cell>
          <table:table-cell table:style-name="ce14" office:value-type="string" calcext:value-type="string">
            <text:p>COMUNI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CELO OLIVEIRA SANTIAG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549914" calcext:value-type="float">
            <text:p>154991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585.154.883-53</text:p>
          </table:table-cell>
          <table:table-cell table:style-name="ce10" office:value-type="date" office:date-value="1974-09-27" calcext:value-type="date">
            <text:p>27/09/1974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QUIM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CELO PARENTE OLIVEIR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486738" calcext:value-type="float">
            <text:p>2486738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39.446.154-17</text:p>
          </table:table-cell>
          <table:table-cell table:style-name="ce10" office:value-type="date" office:date-value="1981-02-03" calcext:value-type="date">
            <text:p>03/02/1981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40h</text:p>
          </table:table-cell>
          <table:table-cell table:style-name="ce10" office:value-type="date" office:date-value="2011-07-28" calcext:value-type="date">
            <text:p>28/07/2011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CIA QUALIO BAPTISTA DOS SANTOS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3034390" calcext:value-type="float">
            <text:p>303439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80.453.768-21</text:p>
          </table:table-cell>
          <table:table-cell table:style-name="ce10" office:value-type="date" office:date-value="1972-03-16" calcext:value-type="date">
            <text:p>16/03/1972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8-03-27" calcext:value-type="date">
            <text:p>27/03/2018</text:p>
          </table:table-cell>
          <table:table-cell table:style-name="ce14" office:value-type="string" calcext:value-type="string">
            <text:p>ARTE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CIAL MORENO MOREIR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3635750" calcext:value-type="float">
            <text:p>363575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900.692.931-04</text:p>
          </table:table-cell>
          <table:table-cell table:style-name="ce10" office:value-type="date" office:date-value="1978-02-16" calcext:value-type="date">
            <text:p>16/02/1978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GRADUACAO</text:p>
          </table:table-cell>
          <table:table-cell table:style-name="ce6" office:value-type="string" calcext:value-type="string">
            <text:p>20h</text:p>
          </table:table-cell>
          <table:table-cell table:style-name="ce11" office:value-type="date" office:date-value="2013-10-31" calcext:value-type="date">
            <text:p>31/10/2013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CIANO LIMA SAMPAI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91525" calcext:value-type="float">
            <text:p>29152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41.437.103-82</text:p>
          </table:table-cell>
          <table:table-cell table:style-name="ce10" office:value-type="date" office:date-value="1948-08-02" calcext:value-type="date">
            <text:p>02/08/1948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8-06-11" calcext:value-type="date">
            <text:p>11/06/2018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CIO MATTOS ARAGAO MADEIR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17905" calcext:value-type="float">
            <text:p>231790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580.687.163-00</text:p>
          </table:table-cell>
          <table:table-cell table:style-name="ce10" office:value-type="date" office:date-value="1974-05-09" calcext:value-type="date">
            <text:p>09/05/1974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2-23" calcext:value-type="date">
            <text:p>23/02/2010</text:p>
          </table:table-cell>
          <table:table-cell table:style-name="ce14" office:value-type="string" calcext:value-type="string">
            <text:p>ARTE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CIUS ARISTOTELES LOIOLA LOP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608047" calcext:value-type="float">
            <text:p>160804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62.037.373-72</text:p>
          </table:table-cell>
          <table:table-cell table:style-name="ce10" office:value-type="date" office:date-value="1970-11-05" calcext:value-type="date">
            <text:p>05/11/1970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8-02-15" calcext:value-type="date">
            <text:p>15/02/2008</text:p>
          </table:table-cell>
          <table:table-cell table:style-name="ce14" office:value-type="string" calcext:value-type="string">
            <text:p>FILOSOF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CO ANTONIO SILV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765727" calcext:value-type="float">
            <text:p>176572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38.702.764-87</text:p>
          </table:table-cell>
          <table:table-cell table:style-name="ce10" office:value-type="date" office:date-value="1963-04-28" calcext:value-type="date">
            <text:p>28/04/1963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2-23" calcext:value-type="date">
            <text:p>23/02/2010</text:p>
          </table:table-cell>
          <table:table-cell table:style-name="ce14" office:value-type="string" calcext:value-type="string">
            <text:p>EDU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CONE VENANCIO DA SILV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666635" calcext:value-type="float">
            <text:p>166663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234.514.593-53</text:p>
          </table:table-cell>
          <table:table-cell table:style-name="ce10" office:value-type="date" office:date-value="1964-06-08" calcext:value-type="date">
            <text:p>08/06/1964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1" office:value-type="date" office:date-value="2008-12-15" calcext:value-type="date">
            <text:p>15/12/2008</text:p>
          </table:table-cell>
          <table:table-cell table:style-name="ce14" office:value-type="string" calcext:value-type="string">
            <text:p>CIENCIAS CONTABEI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COS ANTONIO PEREIRA DE LIM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528282" calcext:value-type="float">
            <text:p>252828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45.872.533-91</text:p>
          </table:table-cell>
          <table:table-cell table:style-name="ce11" office:value-type="date" office:date-value="1981-11-10" calcext:value-type="date">
            <text:p>10/11/1981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ENFERMAGEM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COS JOSE TIMBO LIMA GOM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677118" calcext:value-type="float">
            <text:p>1677118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00.200.463-91</text:p>
          </table:table-cell>
          <table:table-cell table:style-name="ce10" office:value-type="date" office:date-value="1976-07-02" calcext:value-type="date">
            <text:p>02/07/1976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ENGENHARIA CIVIL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CUS HENRIQUE LINHARES PONTE FILH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140130" calcext:value-type="float">
            <text:p>214013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913.705.823-15</text:p>
          </table:table-cell>
          <table:table-cell table:style-name="ce10" office:value-type="date" office:date-value="1981-09-04" calcext:value-type="date">
            <text:p>04/09/1981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4-07-21" calcext:value-type="date">
            <text:p>21/07/2014</text:p>
          </table:table-cell>
          <table:table-cell table:style-name="ce14" office:value-type="string" calcext:value-type="string">
            <text:p>EDU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CUS VENICIO DA SILVA FERNAND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34856" calcext:value-type="float">
            <text:p>233485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18.587.683-49</text:p>
          </table:table-cell>
          <table:table-cell table:style-name="ce10" office:value-type="date" office:date-value="1978-05-29" calcext:value-type="date">
            <text:p>29/05/1978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08-22" calcext:value-type="date">
            <text:p>22/08/2016</text:p>
          </table:table-cell>
          <table:table-cell table:style-name="ce14" office:value-type="string" calcext:value-type="string">
            <text:p>QUIM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CUS VINICIUS DE OLIVEIRA BRASIL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166390" calcext:value-type="float">
            <text:p>216639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293.286.163-87</text:p>
          </table:table-cell>
          <table:table-cell table:style-name="ce10" office:value-type="date" office:date-value="1970-06-06" calcext:value-type="date">
            <text:p>06/06/1970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ADMINISTR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DONIO DOS SANTOS AGUIAR DE OLIVEIR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142345" calcext:value-type="float">
            <text:p>114234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06.282.913-02</text:p>
          </table:table-cell>
          <table:table-cell table:style-name="ce10" office:value-type="date" office:date-value="1985-06-08" calcext:value-type="date">
            <text:p>08/06/1985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GRADUACA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01-29" calcext:value-type="date">
            <text:p>29/01/2016</text:p>
          </table:table-cell>
          <table:table-cell table:style-name="ce14" office:value-type="string" calcext:value-type="string">
            <text:p>LETRA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IA APARECIDA GUEDES BEZERR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636249" calcext:value-type="float">
            <text:p>263624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98.432.984-20</text:p>
          </table:table-cell>
          <table:table-cell table:style-name="ce11" office:value-type="date" office:date-value="1970-10-12" calcext:value-type="date">
            <text:p>12/10/1970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IA APARECIDA TIBURCI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584836" calcext:value-type="float">
            <text:p>258483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08.394.913-87</text:p>
          </table:table-cell>
          <table:table-cell table:style-name="ce11" office:value-type="date" office:date-value="1964-10-24" calcext:value-type="date">
            <text:p>24/10/1964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20h</text:p>
          </table:table-cell>
          <table:table-cell table:style-name="ce11" office:value-type="date" office:date-value="2016-10-11" calcext:value-type="date">
            <text:p>11/10/2016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IA AUXILIADORA FERREIRA BRIT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6542733" calcext:value-type="float">
            <text:p>654273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71.821.803-59</text:p>
          </table:table-cell>
          <table:table-cell table:style-name="ce10" office:value-type="date" office:date-value="1957-05-24" calcext:value-type="date">
            <text:p>24/05/1957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40h</text:p>
          </table:table-cell>
          <table:table-cell table:style-name="ce10" office:value-type="date" office:date-value="2006-08-19" calcext:value-type="date">
            <text:p>19/08/2006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IA CELIA DOS SANTOS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677131" calcext:value-type="float">
            <text:p>167713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74.767.262-00</text:p>
          </table:table-cell>
          <table:table-cell table:style-name="ce11" office:value-type="date" office:date-value="1961-11-19" calcext:value-type="date">
            <text:p>19/11/1961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FILOSOF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IA CLEIDE RODRIGUES BERNARDIN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548953" calcext:value-type="float">
            <text:p>154895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293.421.983-68</text:p>
          </table:table-cell>
          <table:table-cell table:style-name="ce10" office:value-type="date" office:date-value="1966-08-23" calcext:value-type="date">
            <text:p>23/08/1966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BIBLIOTEC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IA DAS DORES BANDEIRA BARROS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442956" calcext:value-type="float">
            <text:p>144295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515.040.144-72</text:p>
          </table:table-cell>
          <table:table-cell table:style-name="ce10" office:value-type="date" office:date-value="1966-08-16" calcext:value-type="date">
            <text:p>16/08/1966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12-02" calcext:value-type="date">
            <text:p>02/12/2010</text:p>
          </table:table-cell>
          <table:table-cell table:style-name="ce14" office:value-type="string" calcext:value-type="string">
            <text:p>ENGENHARIA DE MATERIAS E METALURG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IA DAS DORES ROLIM DE OLIVEIR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352077" calcext:value-type="float">
            <text:p>135207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79.662.705-72</text:p>
          </table:table-cell>
          <table:table-cell table:style-name="ce10" office:value-type="date" office:date-value="1965-09-14" calcext:value-type="date">
            <text:p>14/09/1965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2-04-10" calcext:value-type="date">
            <text:p>10/04/2002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IA DO SOCORRO VIEIRA GADELH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550021" calcext:value-type="float">
            <text:p>155002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234.847.563-49</text:p>
          </table:table-cell>
          <table:table-cell table:style-name="ce10" office:value-type="date" office:date-value="1964-05-10" calcext:value-type="date">
            <text:p>10/05/1964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4-02-18" calcext:value-type="date">
            <text:p>18/02/2014</text:p>
          </table:table-cell>
          <table:table-cell table:style-name="ce14" office:value-type="string" calcext:value-type="string">
            <text:p>MEDICINA VETERINAR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IA ELIANA PIERRE MARTINS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526839" calcext:value-type="float">
            <text:p>252683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140.090.053-00</text:p>
          </table:table-cell>
          <table:table-cell table:style-name="ce10" office:value-type="date" office:date-value="1960-05-14" calcext:value-type="date">
            <text:p>14/05/1960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40h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IA ELIZABETH PEREIRA NOBRE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307555" calcext:value-type="float">
            <text:p>130755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88.311.164-87</text:p>
          </table:table-cell>
          <table:table-cell table:style-name="ce10" office:value-type="date" office:date-value="1973-02-12" calcext:value-type="date">
            <text:p>12/02/1973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2-07-11" calcext:value-type="date">
            <text:p>11/07/2002</text:p>
          </table:table-cell>
          <table:table-cell table:style-name="ce14" office:value-type="string" calcext:value-type="string">
            <text:p>BIOQUIM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IA GORETHE DE SOUSA LIMA BRIT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337574" calcext:value-type="float">
            <text:p>133757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20.342.784-02</text:p>
          </table:table-cell>
          <table:table-cell table:style-name="ce10" office:value-type="date" office:date-value="1972-07-27" calcext:value-type="date">
            <text:p>27/07/1972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7-16" calcext:value-type="date">
            <text:p>16/07/2010</text:p>
          </table:table-cell>
          <table:table-cell table:style-name="ce14" office:value-type="string" calcext:value-type="string">
            <text:p>ENGENHARIA SANITAR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IA GORETTI HERCULANO SILV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881732" calcext:value-type="float">
            <text:p>188173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220.065.913-04</text:p>
          </table:table-cell>
          <table:table-cell table:style-name="ce10" office:value-type="date" office:date-value="1962-02-20" calcext:value-type="date">
            <text:p>20/02/1962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1-07-28" calcext:value-type="date">
            <text:p>28/07/2011</text:p>
          </table:table-cell>
          <table:table-cell table:style-name="ce14" office:value-type="string" calcext:value-type="string">
            <text:p>EDU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IA INES RODRIGUES MACHAD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467806" calcext:value-type="float">
            <text:p>146780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11.189.420-00</text:p>
          </table:table-cell>
          <table:table-cell table:style-name="ce10" office:value-type="date" office:date-value="1973-01-05" calcext:value-type="date">
            <text:p>05/01/1973</text:p>
          </table:table-cell>
          <table:table-cell table:style-name="ce6" office:value-type="string" calcext:value-type="string">
            <text:p>CCAB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3-10" calcext:value-type="date">
            <text:p>10/03/2017</text:p>
          </table:table-cell>
          <table:table-cell table:style-name="ce14" office:value-type="string" calcext:value-type="string">
            <text:p>ENGENHARIA DE ALIMENTO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IA IRACEMA PINHO DE SOUS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715523" calcext:value-type="float">
            <text:p>271552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50.732.853-87</text:p>
          </table:table-cell>
          <table:table-cell table:style-name="ce11" office:value-type="date" office:date-value="1974-12-22" calcext:value-type="date">
            <text:p>22/12/1974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4-07-21" calcext:value-type="date">
            <text:p>21/07/2014</text:p>
          </table:table-cell>
          <table:table-cell table:style-name="ce14" office:value-type="string" calcext:value-type="string">
            <text:p>EDU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IA ISABEL BRASILEIRO RODRIGUES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808711" calcext:value-type="float">
            <text:p>180871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07.914.684-88</text:p>
          </table:table-cell>
          <table:table-cell table:style-name="ce10" office:value-type="date" office:date-value="1975-10-08" calcext:value-type="date">
            <text:p>08/10/1975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8-27" calcext:value-type="date">
            <text:p>27/08/2010</text:p>
          </table:table-cell>
          <table:table-cell table:style-name="ce14" office:value-type="string" calcext:value-type="string">
            <text:p>ENGENHARIA DE MATERIAS E METALURG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IA JOATONIA CALDAS ROLIM DE OLIVEIR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434123" calcext:value-type="float">
            <text:p>243412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163.505.705-10</text:p>
          </table:table-cell>
          <table:table-cell table:style-name="ce10" office:value-type="date" office:date-value="1957-06-17" calcext:value-type="date">
            <text:p>17/06/1957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IA ROSILENE CANDIDO MOREIR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643992" calcext:value-type="float">
            <text:p>164399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24.865.383-72</text:p>
          </table:table-cell>
          <table:table-cell table:style-name="ce10" office:value-type="date" office:date-value="1976-03-29" calcext:value-type="date">
            <text:p>29/03/1976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5-09-04" calcext:value-type="date">
            <text:p>04/09/2015</text:p>
          </table:table-cell>
          <table:table-cell table:style-name="ce14" office:value-type="string" calcext:value-type="string">
            <text:p>SAUDE COLETIV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IA SILVANA ALCANTARA COST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549923" calcext:value-type="float">
            <text:p>154992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12.216.733-00</text:p>
          </table:table-cell>
          <table:table-cell table:style-name="ce10" office:value-type="date" office:date-value="1978-05-27" calcext:value-type="date">
            <text:p>27/05/1978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MATEMAT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RIO HENRIQUE GOMES PACHEC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553884" calcext:value-type="float">
            <text:p>155388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08.791.413-87</text:p>
          </table:table-cell>
          <table:table-cell table:style-name="ce10" office:value-type="date" office:date-value="1976-05-11" calcext:value-type="date">
            <text:p>11/05/1976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3-03" calcext:value-type="date">
            <text:p>03/03/2010</text:p>
          </table:table-cell>
          <table:table-cell table:style-name="ce14" office:value-type="string" calcext:value-type="string">
            <text:p>FIS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TEUS FERREIR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207062" calcext:value-type="float">
            <text:p>120706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33.247.303-17</text:p>
          </table:table-cell>
          <table:table-cell table:style-name="ce10" office:value-type="date" office:date-value="1988-05-05" calcext:value-type="date">
            <text:p>05/05/1988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8-28" calcext:value-type="date">
            <text:p>28/08/2017</text:p>
          </table:table-cell>
          <table:table-cell table:style-name="ce14" office:value-type="string" calcext:value-type="string">
            <text:p>ADMINISTR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AXWELL GUIMARAES DE OLIVEIR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648270" calcext:value-type="float">
            <text:p>164827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54.646.664-86</text:p>
          </table:table-cell>
          <table:table-cell table:style-name="ce10" office:value-type="date" office:date-value="1986-06-12" calcext:value-type="date">
            <text:p>12/06/1986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8-09" calcext:value-type="date">
            <text:p>09/08/2017</text:p>
          </table:table-cell>
          <table:table-cell table:style-name="ce14" office:value-type="string" calcext:value-type="string">
            <text:p>COMPUT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ILENA SILVA COST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863874" calcext:value-type="float">
            <text:p>186387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59.694.943-72</text:p>
          </table:table-cell>
          <table:table-cell table:style-name="ce11" office:value-type="date" office:date-value="1979-12-25" calcext:value-type="date">
            <text:p>25/12/1979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4-05-06" calcext:value-type="date">
            <text:p>06/05/2014</text:p>
          </table:table-cell>
          <table:table-cell table:style-name="ce14" office:value-type="string" calcext:value-type="string">
            <text:p>SAUDE COLETIV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ILTON JARBAS RODRIGUES CHAGA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325818" calcext:value-type="float">
            <text:p>1325818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89.201.353-04</text:p>
          </table:table-cell>
          <table:table-cell table:style-name="ce10" office:value-type="date" office:date-value="1981-04-19" calcext:value-type="date">
            <text:p>19/04/1981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3-10-03" calcext:value-type="date">
            <text:p>03/10/2013</text:p>
          </table:table-cell>
          <table:table-cell table:style-name="ce14" office:value-type="string" calcext:value-type="string">
            <text:p>CIENCIAS CONTABEI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OACIR PEREIRA LEITE NET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3330114" calcext:value-type="float">
            <text:p>333011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61.425.413-68</text:p>
          </table:table-cell>
          <table:table-cell table:style-name="ce10" office:value-type="date" office:date-value="1975-01-31" calcext:value-type="date">
            <text:p>31/01/1975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10-03-03" calcext:value-type="date">
            <text:p>03/03/2010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ODESTO LEITE ROLIM NET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126508" calcext:value-type="float">
            <text:p>1126508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220.411.843-53</text:p>
          </table:table-cell>
          <table:table-cell table:style-name="ce10" office:value-type="date" office:date-value="1964-08-27" calcext:value-type="date">
            <text:p>27/08/1964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PSICOLOG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MUCIO MARCOS SILVA NOBREG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334399" calcext:value-type="float">
            <text:p>1334399</text:p>
          </table:table-cell>
          <table:table-cell table:style-name="ce6" office:value-type="string" calcext:value-type="string">
            <text:p>LICENÇA</text:p>
          </table:table-cell>
          <table:table-cell table:style-name="ce6" office:value-type="string" calcext:value-type="string">
            <text:p>554.282.584-20</text:p>
          </table:table-cell>
          <table:table-cell table:style-name="ce10" office:value-type="date" office:date-value="1967-03-01" calcext:value-type="date">
            <text:p>01/03/1967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8-27" calcext:value-type="date">
            <text:p>27/08/2010</text:p>
          </table:table-cell>
          <table:table-cell table:style-name="ce14" office:value-type="string" calcext:value-type="string">
            <text:p>ENGENHARIA DE MATERIAS E METALURG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NATACHA MURIEL LOPEZ GALLUCCI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372185" calcext:value-type="float">
            <text:p>237218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227.589.348-25</text:p>
          </table:table-cell>
          <table:table-cell table:style-name="ce10" office:value-type="date" office:date-value="1973-07-14" calcext:value-type="date">
            <text:p>14/07/1973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2-23" calcext:value-type="date">
            <text:p>23/02/2017</text:p>
          </table:table-cell>
          <table:table-cell table:style-name="ce14" office:value-type="string" calcext:value-type="string">
            <text:p>FILOSOF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NELIO BARRETO VIEIR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496378" calcext:value-type="float">
            <text:p>2496378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08.805.813-87</text:p>
          </table:table-cell>
          <table:table-cell table:style-name="ce10" office:value-type="date" office:date-value="1975-11-09" calcext:value-type="date">
            <text:p>09/11/1975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NILO CESAR BATISTA DA SILV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129644" calcext:value-type="float">
            <text:p>112964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07.299.473-00</text:p>
          </table:table-cell>
          <table:table-cell table:style-name="ce10" office:value-type="date" office:date-value="1968-08-24" calcext:value-type="date">
            <text:p>24/08/1968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9-29" calcext:value-type="date">
            <text:p>29/09/2017</text:p>
          </table:table-cell>
          <table:table-cell table:style-name="ce14" office:value-type="string" calcext:value-type="string">
            <text:p>FILOSOF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NOELIA SOUZA DOS SANTOS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205907" calcext:value-type="float">
            <text:p>120590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4.989.275-64</text:p>
          </table:table-cell>
          <table:table-cell table:style-name="ce10" office:value-type="date" office:date-value="1984-03-01" calcext:value-type="date">
            <text:p>01/03/1984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8-09-05" calcext:value-type="date">
            <text:p>05/09/2018</text:p>
          </table:table-cell>
          <table:table-cell table:style-name="ce14" office:value-type="string" calcext:value-type="string">
            <text:p>FIS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NORTHON CANEVARI LEME PENTEAD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410863" calcext:value-type="float">
            <text:p>241086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29.042.858-30</text:p>
          </table:table-cell>
          <table:table-cell table:style-name="ce10" office:value-type="date" office:date-value="1986-03-17" calcext:value-type="date">
            <text:p>17/03/1986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8-02" calcext:value-type="date">
            <text:p>02/08/2017</text:p>
          </table:table-cell>
          <table:table-cell table:style-name="ce14" office:value-type="string" calcext:value-type="string">
            <text:p>MATEMAT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PATRICIA ANDRADE DE MACEDO MEL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276301" calcext:value-type="float">
            <text:p>227630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42.172.303-97</text:p>
          </table:table-cell>
          <table:table-cell table:style-name="ce11" office:value-type="date" office:date-value="1980-12-14" calcext:value-type="date">
            <text:p>14/12/1980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16-01-29" calcext:value-type="date">
            <text:p>29/01/2016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PATRICIA MARIA DE ALBUQUERQUE BRAYNER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440752" calcext:value-type="float">
            <text:p>244075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78.525.184-00</text:p>
          </table:table-cell>
          <table:table-cell table:style-name="ce10" office:value-type="date" office:date-value="1965-01-16" calcext:value-type="date">
            <text:p>16/01/1965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GRADUACAO</text:p>
          </table:table-cell>
          <table:table-cell table:style-name="ce6" office:value-type="string" calcext:value-type="string">
            <text:p>40h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PATRICIA ROSANE LEITE DE FIGUEIRED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3601385" calcext:value-type="float">
            <text:p>360138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17.965.903-63</text:p>
          </table:table-cell>
          <table:table-cell table:style-name="ce10" office:value-type="date" office:date-value="1978-07-07" calcext:value-type="date">
            <text:p>07/07/1978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16-08-30" calcext:value-type="date">
            <text:p>30/08/2016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PATRICK DE OLIVEIRA ALMEID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652702" calcext:value-type="float">
            <text:p>165270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15.737.793-34</text:p>
          </table:table-cell>
          <table:table-cell table:style-name="ce10" office:value-type="date" office:date-value="1980-01-28" calcext:value-type="date">
            <text:p>28/01/1980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8-09-09" calcext:value-type="date">
            <text:p>09/09/2008</text:p>
          </table:table-cell>
          <table:table-cell table:style-name="ce14" office:value-type="string" calcext:value-type="string">
            <text:p>FILOSOF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PAULO EDUARDO SILVA LINS CAJAZEIR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569922" calcext:value-type="float">
            <text:p>156992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74.425.319-20</text:p>
          </table:table-cell>
          <table:table-cell table:style-name="ce10" office:value-type="date" office:date-value="1969-02-18" calcext:value-type="date">
            <text:p>18/02/1969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3-03" calcext:value-type="date">
            <text:p>03/03/2010</text:p>
          </table:table-cell>
          <table:table-cell table:style-name="ce14" office:value-type="string" calcext:value-type="string">
            <text:p>COMUNI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PAULO GONCALO FARIAS GONCALV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140132" calcext:value-type="float">
            <text:p>214013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6.927.783-66</text:p>
          </table:table-cell>
          <table:table-cell table:style-name="ce10" office:value-type="date" office:date-value="1990-01-17" calcext:value-type="date">
            <text:p>17/01/1990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4-07-21" calcext:value-type="date">
            <text:p>21/07/2014</text:p>
          </table:table-cell>
          <table:table-cell table:style-name="ce14" office:value-type="string" calcext:value-type="string">
            <text:p>EDU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PAULO MAURICIO CALLOU SAMPAI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52203" calcext:value-type="float">
            <text:p>235220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25.958.193-72</text:p>
          </table:table-cell>
          <table:table-cell table:style-name="ce11" office:value-type="date" office:date-value="1971-12-25" calcext:value-type="date">
            <text:p>25/12/1971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6-02-01" calcext:value-type="date">
            <text:p>01/02/2006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PAULO RENATO ALVES FIRMIN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751179" calcext:value-type="float">
            <text:p>175117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68.032.363-15</text:p>
          </table:table-cell>
          <table:table-cell table:style-name="ce10" office:value-type="date" office:date-value="1977-07-05" calcext:value-type="date">
            <text:p>05/07/1977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4-02-12" calcext:value-type="date">
            <text:p>12/02/2014</text:p>
          </table:table-cell>
          <table:table-cell table:style-name="ce14" office:value-type="string" calcext:value-type="string">
            <text:p>ESTATIST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PAULO ROBERTO LACERDA TAVAR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549945" calcext:value-type="float">
            <text:p>154994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22.446.853-49</text:p>
          </table:table-cell>
          <table:table-cell table:style-name="ce11" office:value-type="date" office:date-value="1979-10-20" calcext:value-type="date">
            <text:p>20/10/1979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ENGENHARIA CIVIL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PLACIDO FRANCISCO DE ASSIS ANDRADE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6311481" calcext:value-type="float">
            <text:p>631148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34.376.457-49</text:p>
          </table:table-cell>
          <table:table-cell table:style-name="ce10" office:value-type="date" office:date-value="1949-08-17" calcext:value-type="date">
            <text:p>17/08/1949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MATEMAT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POLLIANA DE LUNA NUNES BARRET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656451" calcext:value-type="float">
            <text:p>265645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97.147.843-87</text:p>
          </table:table-cell>
          <table:table-cell table:style-name="ce10" office:value-type="date" office:date-value="1981-12-03" calcext:value-type="date">
            <text:p>03/12/1981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8-09-18" calcext:value-type="date">
            <text:p>18/09/2008</text:p>
          </table:table-cell>
          <table:table-cell table:style-name="ce14" office:value-type="string" calcext:value-type="string">
            <text:p>HISTOR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POLYANDRA ZAMPIERE PESSOA DA SILV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242775" calcext:value-type="float">
            <text:p>124277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66.465.084-88</text:p>
          </table:table-cell>
          <table:table-cell table:style-name="ce10" office:value-type="date" office:date-value="1988-02-17" calcext:value-type="date">
            <text:p>17/02/1988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3-21" calcext:value-type="date">
            <text:p>21/03/2017</text:p>
          </table:table-cell>
          <table:table-cell table:style-name="ce14" office:value-type="string" calcext:value-type="string">
            <text:p>CIENCIAS CONTABEI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PRISCILLA REGIS CUNHA DE QUEIROZ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140117" calcext:value-type="float">
            <text:p>214011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02.250.263-76</text:p>
          </table:table-cell>
          <table:table-cell table:style-name="ce10" office:value-type="date" office:date-value="1985-12-07" calcext:value-type="date">
            <text:p>07/12/1985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4-07-21" calcext:value-type="date">
            <text:p>21/07/2014</text:p>
          </table:table-cell>
          <table:table-cell table:style-name="ce14" office:value-type="string" calcext:value-type="string">
            <text:p>HISTOR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AFAEL PAZETO ALVARENG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029888" calcext:value-type="float">
            <text:p>1029888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216.817.558-66</text:p>
          </table:table-cell>
          <table:table-cell table:style-name="ce10" office:value-type="date" office:date-value="1981-06-27" calcext:value-type="date">
            <text:p>27/06/1981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8-07-27" calcext:value-type="date">
            <text:p>27/07/2018</text:p>
          </table:table-cell>
          <table:table-cell table:style-name="ce14" office:value-type="string" calcext:value-type="string">
            <text:p>ENGENHARIA AGRICOL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AFAEL PERAZZO BARBOSA MOT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570709" calcext:value-type="float">
            <text:p>157070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26.752.874-40</text:p>
          </table:table-cell>
          <table:table-cell table:style-name="ce10" office:value-type="date" office:date-value="1980-06-12" calcext:value-type="date">
            <text:p>12/06/1980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7-05-08" calcext:value-type="date">
            <text:p>08/05/2007</text:p>
          </table:table-cell>
          <table:table-cell table:style-name="ce14" office:value-type="string" calcext:value-type="string">
            <text:p>COMPUT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AIMUNDO NONATO COSTA FERREIR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408611" calcext:value-type="float">
            <text:p>240861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5.338.083-76</text:p>
          </table:table-cell>
          <table:table-cell table:style-name="ce10" office:value-type="date" office:date-value="1985-08-08" calcext:value-type="date">
            <text:p>08/08/1985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7-25" calcext:value-type="date">
            <text:p>25/07/2017</text:p>
          </table:table-cell>
          <table:table-cell table:style-name="ce14" office:value-type="string" calcext:value-type="string">
            <text:p>BIOLOG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EBECA DA ROCHA GRANGEIR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639946" calcext:value-type="float">
            <text:p>263994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40.862.833-87</text:p>
          </table:table-cell>
          <table:table-cell table:style-name="ce10" office:value-type="date" office:date-value="1980-09-24" calcext:value-type="date">
            <text:p>24/09/1980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PSICOLOG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EGIANE LORENZETTI COLLARES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548730" calcext:value-type="float">
            <text:p>154873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96.989.453-34</text:p>
          </table:table-cell>
          <table:table-cell table:style-name="ce10" office:value-type="date" office:date-value="1973-10-05" calcext:value-type="date">
            <text:p>05/10/1973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FILOSOF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EGINALDO FERREIRA DOMINGO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59913" calcext:value-type="float">
            <text:p>235991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18.252.803-63</text:p>
          </table:table-cell>
          <table:table-cell table:style-name="ce10" office:value-type="date" office:date-value="1980-04-24" calcext:value-type="date">
            <text:p>24/04/1980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2-01" calcext:value-type="date">
            <text:p>01/02/2017</text:p>
          </table:table-cell>
          <table:table-cell table:style-name="ce14" office:value-type="string" calcext:value-type="string">
            <text:p>EDU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ICARDO DIAS DE ALMEID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772097" calcext:value-type="float">
            <text:p>177209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22.204.733-68</text:p>
          </table:table-cell>
          <table:table-cell table:style-name="ce10" office:value-type="date" office:date-value="1973-07-16" calcext:value-type="date">
            <text:p>16/07/1973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3-16" calcext:value-type="date">
            <text:p>16/03/2010</text:p>
          </table:table-cell>
          <table:table-cell table:style-name="ce14" office:value-type="string" calcext:value-type="string">
            <text:p>FILOSOF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ICARDO LUIZ LANGE NES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548731" calcext:value-type="float">
            <text:p>154873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89.377.357-68</text:p>
          </table:table-cell>
          <table:table-cell table:style-name="ce10" office:value-type="date" office:date-value="1956-08-17" calcext:value-type="date">
            <text:p>17/08/1956</text:p>
          </table:table-cell>
          <table:table-cell table:style-name="ce6" office:value-type="string" calcext:value-type="string">
            <text:p>CCAB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AGR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ICARDO NOGUEIRA DE CASTRO MONTEIR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17814" calcext:value-type="float">
            <text:p>231781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88.979.578-97</text:p>
          </table:table-cell>
          <table:table-cell table:style-name="ce10" office:value-type="date" office:date-value="1966-02-27" calcext:value-type="date">
            <text:p>27/02/1966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06-13" calcext:value-type="date">
            <text:p>13/06/2016</text:p>
          </table:table-cell>
          <table:table-cell table:style-name="ce14" office:value-type="string" calcext:value-type="string">
            <text:p>ARTE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ICARDO OLIVEIRA GONCALV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858595" calcext:value-type="float">
            <text:p>285859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49.597.673-91</text:p>
          </table:table-cell>
          <table:table-cell table:style-name="ce10" office:value-type="date" office:date-value="1977-12-03" calcext:value-type="date">
            <text:p>03/12/1977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2-06" calcext:value-type="date">
            <text:p>06/02/2017</text:p>
          </table:table-cell>
          <table:table-cell table:style-name="ce14" office:value-type="string" calcext:value-type="string">
            <text:p>FIS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ICARDO PARENTE GARCIA VIEIR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3484032" calcext:value-type="float">
            <text:p>348403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39.733.383-53</text:p>
          </table:table-cell>
          <table:table-cell table:style-name="ce10" office:value-type="date" office:date-value="1981-05-05" calcext:value-type="date">
            <text:p>05/05/1981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GRADU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13-03-26" calcext:value-type="date">
            <text:p>26/03/2013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ICARDO RIGAUD SALMIT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772127" calcext:value-type="float">
            <text:p>177212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92.131.963-34</text:p>
          </table:table-cell>
          <table:table-cell table:style-name="ce11" office:value-type="date" office:date-value="1971-11-25" calcext:value-type="date">
            <text:p>25/11/1971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3-16" calcext:value-type="date">
            <text:p>16/03/2010</text:p>
          </table:table-cell>
          <table:table-cell table:style-name="ce14" office:value-type="string" calcext:value-type="string">
            <text:p>COMUNI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OBERTINA PINHEIRO ROBERT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4315661" calcext:value-type="float">
            <text:p>431566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21.458.434-34</text:p>
          </table:table-cell>
          <table:table-cell table:style-name="ce10" office:value-type="date" office:date-value="1968-03-25" calcext:value-type="date">
            <text:p>25/03/1968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16-08-15" calcext:value-type="date">
            <text:p>15/08/2016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OBERTO FLAVIO FONTENELLE PINHEIRO JUNIOR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696192" calcext:value-type="float">
            <text:p>269619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41.973.733-68</text:p>
          </table:table-cell>
          <table:table-cell table:style-name="ce10" office:value-type="date" office:date-value="1974-05-02" calcext:value-type="date">
            <text:p>02/05/1974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40h</text:p>
          </table:table-cell>
          <table:table-cell table:style-name="ce10" office:value-type="date" office:date-value="2013-03-26" calcext:value-type="date">
            <text:p>26/03/2013</text:p>
          </table:table-cell>
          <table:table-cell table:style-name="ce14" office:value-type="string" calcext:value-type="string">
            <text:p>ODONTOLOG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OBERTO HUGO WANDERLEY PINHEIR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3002735" calcext:value-type="float">
            <text:p>300273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59.257.784-80</text:p>
          </table:table-cell>
          <table:table-cell table:style-name="ce10" office:value-type="date" office:date-value="1986-02-03" calcext:value-type="date">
            <text:p>03/02/1986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1" office:value-type="date" office:date-value="2017-12-12" calcext:value-type="date">
            <text:p>12/12/2017</text:p>
          </table:table-cell>
          <table:table-cell table:style-name="ce14" office:value-type="string" calcext:value-type="string">
            <text:p>COMPUT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OBERTO RODRIGUES RAMO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735085" calcext:value-type="float">
            <text:p>173508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99.937.773-15</text:p>
          </table:table-cell>
          <table:table-cell table:style-name="ce10" office:value-type="date" office:date-value="1977-01-17" calcext:value-type="date">
            <text:p>17/01/1977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1" office:value-type="date" office:date-value="2009-10-29" calcext:value-type="date">
            <text:p>29/10/2009</text:p>
          </table:table-cell>
          <table:table-cell table:style-name="ce14" office:value-type="string" calcext:value-type="string">
            <text:p>ADMINISTR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OCHELANDE FELIPE RODRIGU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761286" calcext:value-type="float">
            <text:p>176128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952.063.454-15</text:p>
          </table:table-cell>
          <table:table-cell table:style-name="ce10" office:value-type="date" office:date-value="1975-03-19" calcext:value-type="date">
            <text:p>19/03/1975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5-01-08" calcext:value-type="date">
            <text:p>08/01/2015</text:p>
          </table:table-cell>
          <table:table-cell table:style-name="ce14" office:value-type="string" calcext:value-type="string">
            <text:p>EDU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ODOLFO JAKOV SARAIVA LOB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235276" calcext:value-type="float">
            <text:p>123527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1.713.413-93</text:p>
          </table:table-cell>
          <table:table-cell table:style-name="ce11" office:value-type="date" office:date-value="1986-12-15" calcext:value-type="date">
            <text:p>15/12/1986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4-25" calcext:value-type="date">
            <text:p>25/04/2017</text:p>
          </table:table-cell>
          <table:table-cell table:style-name="ce14" office:value-type="string" calcext:value-type="string">
            <text:p>ADMINISTR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ODRIGO ALEXANDRE SOARES SANTO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265229" calcext:value-type="float">
            <text:p>126522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11.601.348-98</text:p>
          </table:table-cell>
          <table:table-cell table:style-name="ce10" office:value-type="date" office:date-value="1983-06-01" calcext:value-type="date">
            <text:p>01/06/1983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1" office:value-type="date" office:date-value="2016-10-21" calcext:value-type="date">
            <text:p>21/10/2016</text:p>
          </table:table-cell>
          <table:table-cell table:style-name="ce14" office:value-type="string" calcext:value-type="string">
            <text:p>ARTE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ODRIGO CAPISTRANO CAMURC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140735" calcext:value-type="float">
            <text:p>214073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36.272.353-04</text:p>
          </table:table-cell>
          <table:table-cell table:style-name="ce10" office:value-type="date" office:date-value="1980-05-08" calcext:value-type="date">
            <text:p>08/05/1980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4-07-21" calcext:value-type="date">
            <text:p>21/07/2014</text:p>
          </table:table-cell>
          <table:table-cell table:style-name="ce14" office:value-type="string" calcext:value-type="string">
            <text:p>ARTE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ODRIGO LACERDA CARVALH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140126" calcext:value-type="float">
            <text:p>214012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1.927.803-02</text:p>
          </table:table-cell>
          <table:table-cell table:style-name="ce10" office:value-type="date" office:date-value="1987-04-14" calcext:value-type="date">
            <text:p>14/04/1987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4-07-21" calcext:value-type="date">
            <text:p>21/07/2014</text:p>
          </table:table-cell>
          <table:table-cell table:style-name="ce14" office:value-type="string" calcext:value-type="string">
            <text:p>EDU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OGER LINEIRA PREST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021889" calcext:value-type="float">
            <text:p>102188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01.088.610-90</text:p>
          </table:table-cell>
          <table:table-cell table:style-name="ce11" office:value-type="date" office:date-value="1980-11-28" calcext:value-type="date">
            <text:p>28/11/1980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GRADUACA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2-03" calcext:value-type="date">
            <text:p>03/02/2017</text:p>
          </table:table-cell>
          <table:table-cell table:style-name="ce14" office:value-type="string" calcext:value-type="string">
            <text:p>LETRAS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OSANE DA SILVA NUNES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331206" calcext:value-type="float">
            <text:p>233120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43.575.243-34</text:p>
          </table:table-cell>
          <table:table-cell table:style-name="ce10" office:value-type="date" office:date-value="1971-06-29" calcext:value-type="date">
            <text:p>29/06/1971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3-03" calcext:value-type="date">
            <text:p>03/03/2010</text:p>
          </table:table-cell>
          <table:table-cell table:style-name="ce14" office:value-type="string" calcext:value-type="string">
            <text:p>EDU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ROSILDA BENICIO DE SOUZ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935281" calcext:value-type="float">
            <text:p>193528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08.786.813-02</text:p>
          </table:table-cell>
          <table:table-cell table:style-name="ce10" office:value-type="date" office:date-value="1983-09-28" calcext:value-type="date">
            <text:p>28/09/1983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5-09-21" calcext:value-type="date">
            <text:p>21/09/2015</text:p>
          </table:table-cell>
          <table:table-cell table:style-name="ce14" office:value-type="string" calcext:value-type="string">
            <text:p>ESTATIST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SALLY DE FRANCA LACERDA PINHEIR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666196" calcext:value-type="float">
            <text:p>166619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74.693.103-04</text:p>
          </table:table-cell>
          <table:table-cell table:style-name="ce10" office:value-type="date" office:date-value="1977-05-01" calcext:value-type="date">
            <text:p>01/05/1977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40h</text:p>
          </table:table-cell>
          <table:table-cell table:style-name="ce10" office:value-type="date" office:date-value="2011-03-18" calcext:value-type="date">
            <text:p>18/03/2011</text:p>
          </table:table-cell>
          <table:table-cell table:style-name="ce14" office:value-type="string" calcext:value-type="string">
            <text:p>ODONTOLOG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SAMI JORGE MICHEREFF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385040" calcext:value-type="float">
            <text:p>38504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45.676.230-53</text:p>
          </table:table-cell>
          <table:table-cell table:style-name="ce10" office:value-type="date" office:date-value="1962-05-06" calcext:value-type="date">
            <text:p>06/05/1962</text:p>
          </table:table-cell>
          <table:table-cell table:style-name="ce6" office:value-type="string" calcext:value-type="string">
            <text:p>CCAB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8-06-18" calcext:value-type="date">
            <text:p>18/06/2018</text:p>
          </table:table-cell>
          <table:table-cell table:style-name="ce14" office:value-type="string" calcext:value-type="string">
            <text:p>AGR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SAMUEL CARDOZO RIBEIR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17478" calcext:value-type="float">
            <text:p>2317478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0.038.123-50</text:p>
          </table:table-cell>
          <table:table-cell table:style-name="ce10" office:value-type="date" office:date-value="1984-08-04" calcext:value-type="date">
            <text:p>04/08/1984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6-05-18" calcext:value-type="date">
            <text:p>18/05/2016</text:p>
          </table:table-cell>
          <table:table-cell table:style-name="ce14" office:value-type="string" calcext:value-type="string">
            <text:p>BIOLOG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SANDRA BARRETO FERNANDES DA SILV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568589" calcext:value-type="float">
            <text:p>256858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59.179.364-04</text:p>
          </table:table-cell>
          <table:table-cell table:style-name="ce10" office:value-type="date" office:date-value="1968-09-22" calcext:value-type="date">
            <text:p>22/09/1968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SEBASTIAO CAVALCANTE DE SOUS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3359504" calcext:value-type="float">
            <text:p>335950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233.628.633-53</text:p>
          </table:table-cell>
          <table:table-cell table:style-name="ce10" office:value-type="date" office:date-value="1965-11-01" calcext:value-type="date">
            <text:p>01/11/1965</text:p>
          </table:table-cell>
          <table:table-cell table:style-name="ce6" office:value-type="string" calcext:value-type="string">
            <text:p>CCAB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9-01-20" calcext:value-type="date">
            <text:p>20/01/2009</text:p>
          </table:table-cell>
          <table:table-cell table:style-name="ce14" office:value-type="string" calcext:value-type="string">
            <text:p>AGR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SERGIO HENRIQUE DE OLIVEIRA LIM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3031925" calcext:value-type="float">
            <text:p>303192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28.470.313-91</text:p>
          </table:table-cell>
          <table:table-cell table:style-name="ce10" office:value-type="date" office:date-value="1981-05-20" calcext:value-type="date">
            <text:p>20/05/1981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8-03-27" calcext:value-type="date">
            <text:p>27/03/2018</text:p>
          </table:table-cell>
          <table:table-cell table:style-name="ce14" office:value-type="string" calcext:value-type="string">
            <text:p>ADMINISTR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SHEILA ULISSES PAIV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450814" calcext:value-type="float">
            <text:p>245081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00.071.204-00</text:p>
          </table:table-cell>
          <table:table-cell table:style-name="ce11" office:value-type="date" office:date-value="1971-11-30" calcext:value-type="date">
            <text:p>30/11/1971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6-08-17" calcext:value-type="date">
            <text:p>17/08/2006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SILVERIO DE PAIVA FREITAS JUNIOR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772643" calcext:value-type="float">
            <text:p>177264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87.067.257-67</text:p>
          </table:table-cell>
          <table:table-cell table:style-name="ce10" office:value-type="date" office:date-value="1978-09-06" calcext:value-type="date">
            <text:p>06/09/1978</text:p>
          </table:table-cell>
          <table:table-cell table:style-name="ce6" office:value-type="string" calcext:value-type="string">
            <text:p>CCAB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3-16" calcext:value-type="date">
            <text:p>16/03/2010</text:p>
          </table:table-cell>
          <table:table-cell table:style-name="ce14" office:value-type="string" calcext:value-type="string">
            <text:p>AGRONOM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SIONARA MELO FIGUEIREDO DE CARVALH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472780" calcext:value-type="float">
            <text:p>247278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04.083.863-04</text:p>
          </table:table-cell>
          <table:table-cell table:style-name="ce10" office:value-type="date" office:date-value="1977-10-06" calcext:value-type="date">
            <text:p>06/10/1977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SOFIA LEAO CARVALH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3058505" calcext:value-type="float">
            <text:p>305850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27.591.141-12</text:p>
          </table:table-cell>
          <table:table-cell table:style-name="ce10" office:value-type="date" office:date-value="1989-03-03" calcext:value-type="date">
            <text:p>03/03/1989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8-07-30" calcext:value-type="date">
            <text:p>30/07/2018</text:p>
          </table:table-cell>
          <table:table-cell table:style-name="ce14" office:value-type="string" calcext:value-type="string">
            <text:p>ENGENHARIA CIVIL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STEVE DA SILVA VICENTIM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72509" calcext:value-type="float">
            <text:p>237250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49.586.108-47</text:p>
          </table:table-cell>
          <table:table-cell table:style-name="ce10" office:value-type="date" office:date-value="1986-01-21" calcext:value-type="date">
            <text:p>21/01/1986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2-23" calcext:value-type="date">
            <text:p>23/02/2017</text:p>
          </table:table-cell>
          <table:table-cell table:style-name="ce14" office:value-type="string" calcext:value-type="string">
            <text:p>MATEMAT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TATIANA SANTOS ANDRADE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220158" calcext:value-type="float">
            <text:p>1220158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9.173.265-64</text:p>
          </table:table-cell>
          <table:table-cell table:style-name="ce11" office:value-type="date" office:date-value="1985-12-20" calcext:value-type="date">
            <text:p>20/12/1985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8-06-15" calcext:value-type="date">
            <text:p>15/06/2018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TATIANNE REGIA GOMES RIBEIR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350439" calcext:value-type="float">
            <text:p>235043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47.764.113-34</text:p>
          </table:table-cell>
          <table:table-cell table:style-name="ce11" office:value-type="date" office:date-value="1970-11-30" calcext:value-type="date">
            <text:p>30/11/1970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6-01-31" calcext:value-type="date">
            <text:p>31/01/2006</text:p>
          </table:table-cell>
          <table:table-cell table:style-name="ce14" office:value-type="string" calcext:value-type="string">
            <text:p>ENFERMAGEM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THAIS TAVARES SAMPAI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3560470" calcext:value-type="float">
            <text:p>356047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39.443.083-87</text:p>
          </table:table-cell>
          <table:table-cell table:style-name="ce10" office:value-type="date" office:date-value="1980-08-13" calcext:value-type="date">
            <text:p>13/08/1980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GRADUACA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2-04-02" calcext:value-type="date">
            <text:p>02/04/2012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THALES ANIBAL LEITE BARROS AGOSTINH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585635" calcext:value-type="float">
            <text:p>258563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9.246.194-07</text:p>
          </table:table-cell>
          <table:table-cell table:style-name="ce10" office:value-type="date" office:date-value="1975-08-14" calcext:value-type="date">
            <text:p>14/08/1975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THAMARA MARTINS ISMAEL DE SOUS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333604" calcext:value-type="float">
            <text:p>133360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4.946.454-16</text:p>
          </table:table-cell>
          <table:table-cell table:style-name="ce10" office:value-type="date" office:date-value="1989-05-20" calcext:value-type="date">
            <text:p>20/05/1989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8-08-06" calcext:value-type="date">
            <text:p>06/08/2018</text:p>
          </table:table-cell>
          <table:table-cell table:style-name="ce14" office:value-type="string" calcext:value-type="string">
            <text:p>ENGENHARIA AMBIENTAL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THARCISYO SA E SOUSA DUARTE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143713" calcext:value-type="float">
            <text:p>114371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55.980.394-00</text:p>
          </table:table-cell>
          <table:table-cell table:style-name="ce10" office:value-type="date" office:date-value="1986-07-28" calcext:value-type="date">
            <text:p>28/07/1986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1-31" calcext:value-type="date">
            <text:p>31/01/2017</text:p>
          </table:table-cell>
          <table:table-cell table:style-name="ce14" office:value-type="string" calcext:value-type="string">
            <text:p>FIS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THEREZA MARIA TAVARES SAMPAI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166198" calcext:value-type="float">
            <text:p>1166198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425.818.853-00</text:p>
          </table:table-cell>
          <table:table-cell table:style-name="ce10" office:value-type="date" office:date-value="1959-12-08" calcext:value-type="date">
            <text:p>08/12/1959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8-06-11" calcext:value-type="date">
            <text:p>11/06/2018</text:p>
          </table:table-cell>
          <table:table-cell table:style-name="ce14" office:value-type="string" calcext:value-type="string">
            <text:p>BIOQUIM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THIAGO BESSA PONTES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054894" calcext:value-type="float">
            <text:p>105489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903.182.423-20</text:p>
          </table:table-cell>
          <table:table-cell table:style-name="ce10" office:value-type="date" office:date-value="1981-11-03" calcext:value-type="date">
            <text:p>03/11/1981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5-01-08" calcext:value-type="date">
            <text:p>08/01/2015</text:p>
          </table:table-cell>
          <table:table-cell table:style-name="ce14" office:value-type="string" calcext:value-type="string">
            <text:p>COMPUT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THIAGO BRAGA MARCILON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017973" calcext:value-type="float">
            <text:p>101797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32.788.853-92</text:p>
          </table:table-cell>
          <table:table-cell table:style-name="ce11" office:value-type="date" office:date-value="1988-10-12" calcext:value-type="date">
            <text:p>12/10/1988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8-07-27" calcext:value-type="date">
            <text:p>27/07/2018</text:p>
          </table:table-cell>
          <table:table-cell table:style-name="ce14" office:value-type="string" calcext:value-type="string">
            <text:p>COMPUT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THIAGO DE MELO SANTIAG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140432" calcext:value-type="float">
            <text:p>2140432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03.883.113-98</text:p>
          </table:table-cell>
          <table:table-cell table:style-name="ce11" office:value-type="date" office:date-value="1984-10-11" calcext:value-type="date">
            <text:p>11/10/1984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4-07-21" calcext:value-type="date">
            <text:p>21/07/2014</text:p>
          </table:table-cell>
          <table:table-cell table:style-name="ce14" office:value-type="string" calcext:value-type="string">
            <text:p>FIS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THIAGO MIELLE BRITO FERREIRA OLIVEIR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305746" calcext:value-type="float">
            <text:p>130574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07.972.984-36</text:p>
          </table:table-cell>
          <table:table-cell table:style-name="ce10" office:value-type="date" office:date-value="1983-03-09" calcext:value-type="date">
            <text:p>09/03/1983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11-07" calcext:value-type="date">
            <text:p>07/11/2017</text:p>
          </table:table-cell>
          <table:table-cell table:style-name="ce14" office:value-type="string" calcext:value-type="string">
            <text:p>QUIM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TIAGO COUTINHO PARENTE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803846" calcext:value-type="float">
            <text:p>180384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656.481.613-87</text:p>
          </table:table-cell>
          <table:table-cell table:style-name="ce11" office:value-type="date" office:date-value="1984-11-14" calcext:value-type="date">
            <text:p>14/11/1984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7-29" calcext:value-type="date">
            <text:p>29/07/2010</text:p>
          </table:table-cell>
          <table:table-cell table:style-name="ce14" office:value-type="string" calcext:value-type="string">
            <text:p>COMUNI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VALDETONIO PEREIRA DE ALENCAR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579325" calcext:value-type="float">
            <text:p>257932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93.773.203-30</text:p>
          </table:table-cell>
          <table:table-cell table:style-name="ce10" office:value-type="date" office:date-value="1983-05-03" calcext:value-type="date">
            <text:p>03/05/1983</text:p>
          </table:table-cell>
          <table:table-cell table:style-name="ce6" office:value-type="string" calcext:value-type="string">
            <text:p>IISC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0-03-16" calcext:value-type="date">
            <text:p>16/03/2010</text:p>
          </table:table-cell>
          <table:table-cell table:style-name="ce14" office:value-type="string" calcext:value-type="string">
            <text:p>FILOSOF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VALDINES LEITE DE SOUSA JUNIOR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971654" calcext:value-type="float">
            <text:p>1971654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35.734.183-09</text:p>
          </table:table-cell>
          <table:table-cell table:style-name="ce10" office:value-type="date" office:date-value="1989-03-21" calcext:value-type="date">
            <text:p>21/03/1989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2-23" calcext:value-type="date">
            <text:p>23/02/2017</text:p>
          </table:table-cell>
          <table:table-cell table:style-name="ce14" office:value-type="string" calcext:value-type="string">
            <text:p>MATEMAT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VALDIR FERREIRA DE PAULA JUNIOR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74479" calcext:value-type="float">
            <text:p>2374479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28.906.373-60</text:p>
          </table:table-cell>
          <table:table-cell table:style-name="ce10" office:value-type="date" office:date-value="1985-01-17" calcext:value-type="date">
            <text:p>17/01/1985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3-10" calcext:value-type="date">
            <text:p>10/03/2017</text:p>
          </table:table-cell>
          <table:table-cell table:style-name="ce14" office:value-type="string" calcext:value-type="string">
            <text:p>MATEMAT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VICENTE HELANO FEITOSA BATISTA SOBRINH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990768" calcext:value-type="float">
            <text:p>1990768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27.268.253-20</text:p>
          </table:table-cell>
          <table:table-cell table:style-name="ce10" office:value-type="date" office:date-value="1979-10-08" calcext:value-type="date">
            <text:p>08/10/1979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3-01-18" calcext:value-type="date">
            <text:p>18/01/2013</text:p>
          </table:table-cell>
          <table:table-cell table:style-name="ce14" office:value-type="string" calcext:value-type="string">
            <text:p>MATEMAT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VICTORIA REGIA ARRAIS DE PAIV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267615" calcext:value-type="float">
            <text:p>2267615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61.540.413-49</text:p>
          </table:table-cell>
          <table:table-cell table:style-name="ce10" office:value-type="date" office:date-value="1977-11-05" calcext:value-type="date">
            <text:p>05/11/1977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5-12-09" calcext:value-type="date">
            <text:p>09/12/2015</text:p>
          </table:table-cell>
          <table:table-cell table:style-name="ce14" office:value-type="string" calcext:value-type="string">
            <text:p>ADMINISTR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VINICIUS PEREIRA DO SACRAMENTO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241586" calcext:value-type="float">
            <text:p>124158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88.925.347-18</text:p>
          </table:table-cell>
          <table:table-cell table:style-name="ce10" office:value-type="date" office:date-value="1980-11-01" calcext:value-type="date">
            <text:p>01/11/1980</text:p>
          </table:table-cell>
          <table:table-cell table:style-name="ce6" office:value-type="string" calcext:value-type="string">
            <text:p>CCT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2-03" calcext:value-type="date">
            <text:p>03/02/2017</text:p>
          </table:table-cell>
          <table:table-cell table:style-name="ce14" office:value-type="string" calcext:value-type="string">
            <text:p>ESTATIST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VIVIAN SAMPAIO MADEIRO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2525223" calcext:value-type="float">
            <text:p>252522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27.088.824-14</text:p>
          </table:table-cell>
          <table:table-cell table:style-name="ce10" office:value-type="date" office:date-value="1976-02-08" calcext:value-type="date">
            <text:p>08/02/1976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VIVIANE CHAVES PEREIRA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4560226" calcext:value-type="float">
            <text:p>456022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00.110.953-77</text:p>
          </table:table-cell>
          <table:table-cell table:style-name="ce10" office:value-type="date" office:date-value="1983-09-24" calcext:value-type="date">
            <text:p>24/09/1983</text:p>
          </table:table-cell>
          <table:table-cell table:style-name="ce6" office:value-type="string" calcext:value-type="string">
            <text:p>FAMED</text:p>
          </table:table-cell>
          <table:table-cell table:style-name="ce6"/>
          <table:table-cell table:style-name="ce6" office:value-type="string" calcext:value-type="string">
            <text:p>ESPECIALIZACAO</text:p>
          </table:table-cell>
          <table:table-cell table:style-name="ce6" office:value-type="string" calcext:value-type="string">
            <text:p>20h</text:p>
          </table:table-cell>
          <table:table-cell table:style-name="ce10" office:value-type="date" office:date-value="2018-08-01" calcext:value-type="date">
            <text:p>01/08/2018</text:p>
          </table:table-cell>
          <table:table-cell table:style-name="ce14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WALERIA MARIA MENEZES DE MORAIS ALENCAR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340331" calcext:value-type="float">
            <text:p>1340331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801.126.333-15</text:p>
          </table:table-cell>
          <table:table-cell table:style-name="ce10" office:value-type="date" office:date-value="1979-02-01" calcext:value-type="date">
            <text:p>01/02/1979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1" office:value-type="date" office:date-value="2013-12-16" calcext:value-type="date">
            <text:p>16/12/2013</text:p>
          </table:table-cell>
          <table:table-cell table:style-name="ce14" office:value-type="string" calcext:value-type="string">
            <text:p>PSICOLOG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WALESKA JAMES SOUSA FELIX</text:p>
          </table:table-cell>
          <table:table-cell table:style-name="ce6" office:value-type="string" calcext:value-type="string">
            <text:p>F</text:p>
          </table:table-cell>
          <table:table-cell table:style-name="ce8" office:value-type="float" office:value="1677086" calcext:value-type="float">
            <text:p>167708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759.764.123-00</text:p>
          </table:table-cell>
          <table:table-cell table:style-name="ce10" office:value-type="date" office:date-value="1977-04-05" calcext:value-type="date">
            <text:p>05/04/1977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09-01-26" calcext:value-type="date">
            <text:p>26/01/2009</text:p>
          </table:table-cell>
          <table:table-cell table:style-name="ce14" office:value-type="string" calcext:value-type="string">
            <text:p>ADMINISTR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WANESSA NEPOMUCENO FERREIR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998510" calcext:value-type="float">
            <text:p>1998510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04.991.183-08</text:p>
          </table:table-cell>
          <table:table-cell table:style-name="ce11" office:value-type="date" office:date-value="1984-10-19" calcext:value-type="date">
            <text:p>19/10/1984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8-02-23" calcext:value-type="date">
            <text:p>23/02/2018</text:p>
          </table:table-cell>
          <table:table-cell table:style-name="ce14" office:value-type="string" calcext:value-type="string">
            <text:p>BIOLOG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WENDELL DE FREITAS BARBOS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374377" calcext:value-type="float">
            <text:p>2374377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29.033.583-38</text:p>
          </table:table-cell>
          <table:table-cell table:style-name="ce10" office:value-type="date" office:date-value="1991-06-04" calcext:value-type="date">
            <text:p>04/06/1991</text:p>
          </table:table-cell>
          <table:table-cell table:style-name="ce6" office:value-type="string" calcext:value-type="string">
            <text:p>CCSA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3-10" calcext:value-type="date">
            <text:p>10/03/2017</text:p>
          </table:table-cell>
          <table:table-cell table:style-name="ce14" office:value-type="string" calcext:value-type="string">
            <text:p>SOCIOLOGI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WILLIAN FERNANDO DOMINGUES VILEL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2413676" calcext:value-type="float">
            <text:p>2413676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302.588.078-30</text:p>
          </table:table-cell>
          <table:table-cell table:style-name="ce10" office:value-type="date" office:date-value="1982-08-13" calcext:value-type="date">
            <text:p>13/08/1982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DOUTO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7-08-10" calcext:value-type="date">
            <text:p>10/08/2017</text:p>
          </table:table-cell>
          <table:table-cell table:style-name="ce14" office:value-type="string" calcext:value-type="string">
            <text:p>QUIMICA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2" office:value-type="string" calcext:value-type="string">
            <text:p>WILTER FREITAS IBIAPINA</text:p>
          </table:table-cell>
          <table:table-cell table:style-name="ce6" office:value-type="string" calcext:value-type="string">
            <text:p>M</text:p>
          </table:table-cell>
          <table:table-cell table:style-name="ce8" office:value-type="float" office:value="1305563" calcext:value-type="float">
            <text:p>1305563</text:p>
          </table:table-cell>
          <table:table-cell table:style-name="ce6" office:value-type="string" calcext:value-type="string">
            <text:p>EXERCICIO</text:p>
          </table:table-cell>
          <table:table-cell table:style-name="ce6" office:value-type="string" calcext:value-type="string">
            <text:p>013.528.293-47</text:p>
          </table:table-cell>
          <table:table-cell table:style-name="ce10" office:value-type="date" office:date-value="1987-12-08" calcext:value-type="date">
            <text:p>08/12/1987</text:p>
          </table:table-cell>
          <table:table-cell table:style-name="ce6" office:value-type="string" calcext:value-type="string">
            <text:p>IFE</text:p>
          </table:table-cell>
          <table:table-cell table:style-name="ce6"/>
          <table:table-cell table:style-name="ce6" office:value-type="string" calcext:value-type="string">
            <text:p>MESTRADO</text:p>
          </table:table-cell>
          <table:table-cell table:style-name="ce6" office:value-type="string" calcext:value-type="string">
            <text:p>DE</text:p>
          </table:table-cell>
          <table:table-cell table:style-name="ce10" office:value-type="date" office:date-value="2018-06-15" calcext:value-type="date">
            <text:p>15/06/2018</text:p>
          </table:table-cell>
          <table:table-cell table:style-name="ce14" office:value-type="string" calcext:value-type="string">
            <text:p>EDUCACAO</text:p>
          </table:table-cell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3" office:value-type="string" calcext:value-type="string">
            <text:p>WLADIA GISLAYNNE DE SOUSA TAVARES</text:p>
          </table:table-cell>
          <table:table-cell table:style-name="ce7" office:value-type="string" calcext:value-type="string">
            <text:p>F</text:p>
          </table:table-cell>
          <table:table-cell table:style-name="ce9" office:value-type="float" office:value="1022292" calcext:value-type="float">
            <text:p>1022292</text:p>
          </table:table-cell>
          <table:table-cell table:style-name="ce7" office:value-type="string" calcext:value-type="string">
            <text:p>EXERCICIO</text:p>
          </table:table-cell>
          <table:table-cell table:style-name="ce7" office:value-type="string" calcext:value-type="string">
            <text:p>014.863.843-07</text:p>
          </table:table-cell>
          <table:table-cell table:style-name="ce12" office:value-type="date" office:date-value="1986-08-08" calcext:value-type="date">
            <text:p>08/08/1986</text:p>
          </table:table-cell>
          <table:table-cell table:style-name="ce7" office:value-type="string" calcext:value-type="string">
            <text:p>FAMED</text:p>
          </table:table-cell>
          <table:table-cell table:style-name="ce7"/>
          <table:table-cell table:style-name="ce7" office:value-type="string" calcext:value-type="string">
            <text:p>ESPECIALIZACAO</text:p>
          </table:table-cell>
          <table:table-cell table:style-name="ce7" office:value-type="string" calcext:value-type="string">
            <text:p>DE</text:p>
          </table:table-cell>
          <table:table-cell table:style-name="ce12" office:value-type="date" office:date-value="2017-02-07" calcext:value-type="date">
            <text:p>07/02/2017</text:p>
          </table:table-cell>
          <table:table-cell table:style-name="ce15" office:value-type="string" calcext:value-type="string">
            <text:p>MEDICINA</text:p>
          </table:table-cell>
          <table:table-cell table:style-name="ce4" table:number-columns-repeated="14"/>
          <table:table-cell table:number-columns-repeated="998"/>
        </table:table-row>
        <table:table-row table:style-name="ro1" table:number-rows-repeated="683">
          <table:table-cell table:style-name="ce4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Serv_PRPI" table:base-cell-address="$Página1.$A$1" table:cell-range-address="$Página1.$A$3:.$A$10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99" meta:object-count="0"/>
    <meta:generator>LibreOfficeDev/6.0.5.2$Linux_X86_64 LibreOffice_project/</meta:generator>
  </office:meta>
</office:document-meta>
</file>